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5B0000005B0AC39CAE583BD50A.png" manifest:media-type="image/png"/>
  <manifest:file-entry manifest:full-path="Pictures/10000CAD0000096000000960E65414BF03EC9F13.svg" manifest:media-type="image/svg+xml"/>
  <manifest:file-entry manifest:full-path="Pictures/100002010000012C00000064A62D024037FD06B6.png" manifest:media-type="image/png"/>
  <manifest:file-entry manifest:full-path="Pictures/100030C300001F0200000A56C27DAF7D75C58A8A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 style:font-pitch="variable"/>
    <style:font-face style:name="DejaVu Sans1" svg:font-family="'DejaVu Sans'" style:font-pitch="variable"/>
    <style:font-face style:name="Futura Lt BT" svg:font-family="'Futura Lt BT'" style:font-pitch="variable"/>
    <style:font-face style:name="Liberation Sans3" svg:font-family="'Liberation Sans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Lohit Hindi" svg:font-family="'Lohit Hind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30303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2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1" style:family="presentation" style:parent-style-name="Master2-Layout7-blank-V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Master2-Layout7-blank-Vide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1.27cm" fo:margin-right="0cm" fo:margin-top="0cm" fo:margin-bottom="0.374cm" fo:line-height="13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1.27cm" fo:margin-right="0cm" fo:margin-top="0cm" fo:margin-bottom="0.374cm" fo:line-height="130%" fo:text-align="start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1.27cm" fo:margin-right="0cm" fo:margin-top="0cm" fo:margin-bottom="0.374cm" fo:line-height="130%" fo:text-align="end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d4ea6b" style:text-line-through-style="none" style:text-line-through-type="none" style:text-position="0% 100%" style:font-name="Ubuntu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d4ea6b" style:text-line-through-style="none" style:text-line-through-type="none" style:text-position="0% 100%" style:font-name="Futura Lt BT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3" style:family="text">
      <style:text-properties fo:font-variant="normal" fo:text-transform="none" fo:color="#d4ea6b" style:text-line-through-style="none" style:text-line-through-type="none" style:text-position="0% 100%" style:font-name="Futura Lt BT" fo:font-size="1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DejaVu Sans1" style:font-size-asian="22pt" style:font-style-asian="italic" style:font-weight-asian="bold" style:font-name-complex="Lohit Hindi" style:font-size-complex="22pt" style:font-style-complex="italic" style:font-weight-complex="bold"/>
    </style:style>
    <style:style style:name="T4" style:family="text">
      <style:text-properties fo:font-variant="normal" fo:text-transform="none" fo:color="#d4ea6b" style:text-outline="false" style:text-line-through-style="none" style:text-line-through-type="none" style:text-position="0% 100%" style:font-name="Futura Lt BT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d4ea6b" style:text-outline="false" style:text-line-through-style="none" style:text-line-through-type="none" style:text-position="0% 100%" style:font-name="Futura Lt BT" fo:font-size="1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style:font-name-asian="DejaVu Sans1" style:font-size-asian="22pt" style:font-style-asian="italic" style:font-weight-asian="bold" style:font-name-complex="Lohit Hindi" style:font-size-complex="22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dedce6" style:text-outline="false" style:text-line-through-style="none" style:text-line-through-type="none" style:text-position="0% 100%" style:font-name="Futura Lt BT" fo:font-size="18pt" fo:letter-spacing="normal" fo:language="en" fo:country="US" fo:font-style="italic" fo:text-shadow="none" style:text-underline-style="none" fo:font-weight="bold" style:text-underline-mode="continuous" style:text-overline-mode="continuous" style:text-line-through-mode="continuous" style:letter-kerning="true" style:font-name-asian="DejaVu Sans1" style:font-size-asian="22pt" style:font-style-asian="italic" style:font-weight-asian="bold" style:font-name-complex="Lohit Hindi" style:font-size-complex="22pt" style:font-style-complex="italic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dedce6" style:text-line-through-style="none" style:text-line-through-type="none" style:text-position="0% 100%" style:font-name="Futura Lt BT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2pt" style:font-style-asian="normal" style:font-weight-asian="normal" style:font-name-complex="Lohit Hindi" style:font-size-complex="22pt" style:font-style-complex="normal" style:font-weight-complex="normal"/>
    </style:style>
    <style:style style:name="T8" style:family="text">
      <style:text-properties fo:font-variant="normal" fo:text-transform="none" fo:color="#dedce6" style:text-line-through-style="none" style:text-line-through-type="none" style:text-position="0% 100%" style:font-name="Futura Lt BT" fo:font-size="18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name-asian="DejaVu Sans1" style:font-size-asian="22pt" style:font-style-asian="italic" style:font-weight-asian="bold" style:font-name-complex="Lohit Hindi" style:font-size-complex="22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10" style:family="text">
      <style:text-properties fo:font-variant="normal" fo:text-transform="none" fo:color="#d4ea6b" style:text-line-through-style="none" style:text-line-through-type="none" style:text-position="0% 100%" style:font-name="Futura Lt BT" fo:font-size="18pt" fo:letter-spacing="normal" fo:language="en" fo:country="US" style:text-underline-style="none" style:text-underline-mode="continuous" style:text-overline-mode="continuous" style:text-line-through-mode="continuous" style:letter-kerning="true" style:font-name-asian="DejaVu Sans1" style:font-size-asian="22pt" style:font-name-complex="Lohit Hindi" style:font-size-complex="22pt"/>
    </style:style>
    <style:style style:name="T11" style:family="text">
      <style:text-properties fo:font-variant="normal" fo:text-transform="none" fo:color="#d4ea6b" style:text-line-through-style="none" style:text-line-through-type="none" style:text-position="0% 100%" style:font-name="Futura Lt BT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2pt" style:font-style-asian="normal" style:font-weight-asian="normal" style:font-name-complex="Lohit Hindi" style:font-size-complex="22pt" style:font-style-complex="italic" style:font-weight-complex="normal"/>
    </style:style>
    <style:style style:name="T12" style:family="text">
      <style:text-properties fo:font-variant="normal" fo:text-transform="none" fo:color="#00bfff" style:text-line-through-style="none" style:text-line-through-type="none" style:text-position="0% 100%" style:font-name="Futura Lt BT" fo:font-size="18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name-asian="DejaVu Sans1" style:font-size-asian="22pt" style:font-style-asian="italic" style:font-weight-asian="normal" style:font-name-complex="Lohit Hindi" style:font-size-complex="22pt" style:font-style-complex="italic" style:font-weight-complex="normal"/>
    </style:style>
    <style:style style:name="T13" style:family="text">
      <style:text-properties fo:font-variant="normal" fo:text-transform="none" fo:color="#d4ea6b" style:text-line-through-style="none" style:text-line-through-type="none" style:text-position="0% 100%" style:font-name="Futura Lt BT" fo:font-size="18pt" fo:letter-spacing="normal" fo:language="en" fo:country="US" fo:font-style="normal" style:text-underline-style="none" style:text-underline-mode="continuous" style:text-overline-mode="continuous" style:text-line-through-mode="continuous" style:letter-kerning="true" style:font-name-asian="DejaVu Sans1" style:font-size-asian="22pt" style:font-style-asian="normal" style:font-name-complex="Lohit Hindi" style:font-size-complex="22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Vide" presentation:presentation-page-layout-name="AL1T0">
        <office:forms form:automatic-focus="false" form:apply-design-mode="false"/>
        <draw:frame draw:name="Titre 1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ABSTRACT</text:span></text:p>
          </draw:text-box>
        </draw:frame>
        <draw:frame draw:name="Espace réservé du texte 2" draw:style-name="gr1" draw:text-style-name="P4" draw:layer="layout" svg:width="24.892cm" svg:height="10.922cm" svg:x="0cm" svg:y="3.048cm">
          <draw:text-box>
            <text:list text:style-name="L2">
              <text:list-item>
                <text:list>
                  <text:list-header>
                    <text:p text:style-name="P3"><text:span text:style-name="T2">Erhalten von </text:span><text:span text:style-name="T3">Metainformation</text:span><text:span text:style-name="T2"> automatisch übers Web.</text:span></text:p>
                  </text:list-header>
                  <text:list-item>
                    <text:p text:style-name="P3"><text:span text:style-name="T2"/></text:p>
                  </text:list-item>
                </text:list>
              </text:list-item>
            </text:list>
            <text:p text:style-name="P3"><text:span text:style-name="T4"><text:tab/></text:span><text:span text:style-name="T4">Genauso wie wir momentan Interlis Models über ein </text:span><text:span text:style-name="T5">ilimodels.xml</text:span><text:span text:style-name="T4"> </text:span><text:span text:style-name="T4"><text:tab/></text:span><text:span text:style-name="T4">anhand von </text:span><text:span text:style-name="T6"><text:a xlink:href="http://models.interlis.ch/" xlink:type="simple">http://models.interlis.ch</text:a></text:span><text:span text:style-name="T7"><text:s/></text:span><text:span text:style-name="T2">emfangen können, sollen wir </text:span><text:span text:style-name="T2"><text:tab/></text:span><text:span text:style-name="T2">Metainformationen über ein</text:span><text:span text:style-name="T3"> ilidata.xml </text:span><text:span text:style-name="T2">vom UsabILItyHub </text:span><text:span text:style-name="T2"><text:tab/></text:span><text:span text:style-name="T2"><text:tab/></text:span><text:span text:style-name="T2"><text:tab/></text:span><text:span text:style-name="T8"><text:a xlink:href="https://usabilityhub.opengis.ch/" xlink:type="simple">https://usabilityhub.opengis.ch</text:a></text:span><text:span text:style-name="T7"> </text:span><text:span text:style-name="T2">empfangen können.</text:span></text:p>
          </draw:text-box>
        </draw:frame>
        <presentation:notes draw:style-name="dp2">
          <draw:frame draw:name="Espace réservé du numéro de diapositive 6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" draw:style-name="gr3" draw:layer="layout" svg:width="14.848cm" svg:height="11.136cm" svg:x="3.075cm" svg:y="2.257cm" draw:page-number="1" presentation:class="page"/>
          <draw:frame draw:name="Espace réservé des notes 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2-Layout7-blank-Vide">
        <office:forms form:automatic-focus="false" form:apply-design-mode="false"/>
        <draw:frame draw:name="Titre 1_0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ABSTRACT</text:span></text:p>
          </draw:text-box>
        </draw:frame>
        <draw:frame draw:name="Espace réservé du texte 2_0" draw:style-name="gr4" draw:text-style-name="P4" draw:layer="layout" svg:width="24.892cm" svg:height="10.922cm" svg:x="0cm" svg:y="3.048cm">
          <draw:text-box>
            <text:list text:style-name="L3">
              <text:list-item>
                <text:list>
                  <text:list-item>
                    <text:p text:style-name="P3"><text:span text:style-name="T4">Die Metainformationen liegen im </text:span><text:span text:style-name="T3">Metakonfigurationsfile (INI-File) 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2"/></text:p>
                  </text:list-item>
                  <text:list-item>
                    <text:p text:style-name="P3"><text:span text:style-name="T2">Dort sind Konfigurationen für ili2db, Modelbaker und andere Tools definiert. </text:span></text:p>
                  </text:list-item>
                  <text:list-item>
                    <text:p text:style-name="P3"><text:span text:style-name="T4">Ebenso auch Links (Ids) zu: </text:span></text:p>
                  </text:list-item>
                  <text:list-item>
                    <text:p text:style-name="P3"><text:span text:style-name="T4">- Toppingfiles </text:span></text:p>
                  </text:list-item>
                  <text:list-item>
                    <text:p text:style-name="P3"><text:span text:style-name="T4">- Katalogen</text:span></text:p>
                  </text:list-item>
                  <text:list-item>
                    <text:p text:style-name="P3"><text:span text:style-name="T4">- anderen Metakonfigurationsfiles</text:span></text:p>
                    <text:p text:style-name="P3"><text:span text:style-name="T10"/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0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0" draw:style-name="gr3" draw:layer="layout" svg:width="14.848cm" svg:height="11.136cm" svg:x="3.075cm" svg:y="2.257cm" draw:page-number="2" presentation:class="page"/>
          <draw:frame draw:name="Espace réservé des notes 2_0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2-Layout7-blank-Vide">
        <office:forms form:automatic-focus="false" form:apply-design-mode="false"/>
        <draw:frame draw:name="Titre 1_5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ABSTRACT</text:span></text:p>
          </draw:text-box>
        </draw:frame>
        <draw:frame draw:name="Espace réservé du texte 2_5" draw:style-name="gr5" draw:text-style-name="P4" draw:layer="layout" svg:width="24.892cm" svg:height="10.922cm" svg:x="0cm" svg:y="3.048cm">
          <draw:text-box>
            <text:list text:style-name="L2">
              <text:list-item>
                <text:list>
                  <text:list-header>
                    <text:p text:style-name="P3"><text:span text:style-name="T4">Diese </text:span><text:span text:style-name="T3">Toppingfiles</text:span><text:span text:style-name="T2"> enthalten wiederum Informationen zu:</text:span></text:p>
                  </text:list-header>
                  <text:list-item>
                    <text:p text:style-name="P3"><text:span text:style-name="T2">- Symbologien und Formularkonfigurationen (QML)</text:span></text:p>
                  </text:list-item>
                  <text:list-item>
                    <text:p text:style-name="P3"><text:span text:style-name="T2">- Legendenlayout und Layer-Reihenfolge (YAML)</text:span></text:p>
                  </text:list-item>
                  <text:list-item>
                    <text:p text:style-name="P3"><text:span text:style-name="T2">- etc.</text:span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5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5" draw:style-name="gr3" draw:layer="layout" svg:width="14.848cm" svg:height="11.136cm" svg:x="3.075cm" svg:y="2.257cm" draw:page-number="3" presentation:class="page"/>
          <draw:frame draw:name="Espace réservé des notes 2_5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2-Layout7-blank-Vide">
        <office:forms form:automatic-focus="false" form:apply-design-mode="false"/>
        <draw:frame draw:name="Titre 1_2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ABSTRACT</text:span></text:p>
          </draw:text-box>
        </draw:frame>
        <draw:frame draw:name="Espace réservé du texte 2_2" draw:style-name="gr6" draw:text-style-name="P4" draw:layer="layout" svg:width="24.892cm" svg:height="10.922cm" svg:x="0cm" svg:y="3.048cm">
          <draw:text-box>
            <text:list text:style-name="L2">
              <text:list-item>
                <text:list>
                  <text:list-item>
                    <text:p text:style-name="P3"><text:span text:style-name="T3">Metakonfigurationsfiles (INI-File) </text:span><text:span text:style-name="T2"><text:s/>können im </text:span><text:span text:style-name="T3">ilidata.xml</text:span><text:span text:style-name="T2"> über den Modellnamen (oder auch die Id) gefunden werden.</text:span><text:span text:style-name="T2"><text:line-break/></text:span><text:span text:style-name="T2"><text:line-break/></text:span><text:span text:style-name="T3">Toppingfiles</text:span><text:span text:style-name="T2"> können im</text:span><text:span text:style-name="T3"> ilidata.xml </text:span><text:span text:style-name="T2">über die Id gefunden werden.</text:span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2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2" draw:style-name="gr3" draw:layer="layout" svg:width="14.848cm" svg:height="11.136cm" svg:x="3.075cm" svg:y="2.257cm" draw:page-number="4" presentation:class="page"/>
          <draw:frame draw:name="Espace réservé des notes 2_2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2-Layout7-blank-Vide">
        <office:forms form:automatic-focus="false" form:apply-design-mode="false"/>
        <draw:frame draw:name="Titre 1_4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ABLAUF (Beispiel ModelBaker)</text:span></text:p>
          </draw:text-box>
        </draw:frame>
        <draw:frame draw:name="Espace réservé du texte 2_4" draw:style-name="gr7" draw:text-style-name="P4" draw:layer="layout" svg:width="24.892cm" svg:height="10.922cm" svg:x="0cm" svg:y="3.048cm">
          <draw:text-box>
            <text:list text:style-name="L2">
              <text:list-item>
                <text:list>
                  <text:list-item>
                    <text:p text:style-name="P3"><text:span text:style-name="T10">1. User gibt Modellname</text:span></text:p>
                  </text:list-item>
                  <text:list-item>
                    <text:p text:style-name="P3"><text:span text:style-name="T10">2. Suche nach Metakonfigurationsfiles im ilidata.xml</text:span></text:p>
                  </text:list-item>
                  <text:list-item>
                    <text:p text:style-name="P3"><text:span text:style-name="T10">3. Lesen der Konfigurationen und Links aus dem Metakonfigurationsfile</text:span></text:p>
                  </text:list-item>
                  <text:list-item>
                    <text:p text:style-name="P3"><text:span text:style-name="T10">4. Suchen der Kataloge und Toppingfiles (aufgrund Metakonfigurationsfile) im ilidata.xml</text:span></text:p>
                  </text:list-item>
                  <text:list-item>
                    <text:p text:style-name="P3"><text:span text:style-name="T10">5. Lesen der Informationen aus den Toppingfiles</text:span></text:p>
                  </text:list-item>
                  <text:list-item>
                    <text:p text:style-name="P3"><text:span text:style-name="T10">→ </text:span><text:span text:style-name="T10">Bakedy Cakedy!</text:span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4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4" draw:style-name="gr3" draw:layer="layout" svg:width="14.848cm" svg:height="11.136cm" svg:x="3.075cm" svg:y="2.257cm" draw:page-number="5" presentation:class="page"/>
          <draw:frame draw:name="Espace réservé des notes 2_4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2-Layout7-blank-Vide">
        <office:forms form:automatic-focus="false" form:apply-design-mode="false"/>
        <draw:frame draw:name="Titre 1_1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ilidata.xml</text:span></text:p>
          </draw:text-box>
        </draw:frame>
        <draw:frame draw:name="Espace réservé du texte 2_1" draw:style-name="gr8" draw:text-style-name="P4" draw:layer="layout" svg:width="24.892cm" svg:height="10.922cm" svg:x="0cm" svg:y="3.048cm">
          <draw:text-box>
            <text:list text:style-name="L2">
              <text:list-item>
                <text:list>
                  <text:list-item>
                    <text:p text:style-name="P3"><text:span text:style-name="T2">- basiert auf dem Model </text:span><text:span text:style-name="T3">DatasetIdx16</text:span></text:p>
                  </text:list-item>
                  <text:list-item>
                    <text:p text:style-name="P3"><text:span text:style-name="T11">- </text:span><text:span text:style-name="T2">enthält Elemente </text:span><text:span text:style-name="T3">DatasetMetadata</text:span><text:span text:style-name="T2"> wo – unter anderem - </text:span><text:span text:style-name="T3">relative Pfade zu Files </text:span><text:span text:style-name="T2">definiert sind</text:span></text:p>
                  </text:list-item>
                  <text:list-item>
                    <text:p text:style-name="P3"><text:span text:style-name="T2"/></text:p>
                  </text:list-item>
                  <text:list-item>
                    <text:p text:style-name="P3"><text:span text:style-name="T2">Diese Files liegen auf demselben Server/Repo wie das ilidata.xml.</text:span><text:span text:style-name="T2"><text:line-break/></text:span><text:span text:style-name="T2">Es gibt verschiedene Server/Repos. </text:span></text:p>
                  </text:list-item>
                  <text:list-item>
                    <text:p text:style-name="P3"><text:span text:style-name="T2">Die DatasetMetadata werden anhand einer </text:span><text:span text:style-name="T2"><text:line-break/></text:span><text:span text:style-name="T3">Systemübergreifenden Id</text:span><text:span text:style-name="T2"> identifiziert.</text:span></text:p>
                  </text:list-item>
                  <text:list-item>
                    <text:p text:style-name="P7"><text:span text:style-name="T12">...let’s have a look…</text:span><text:span text:style-name="T12"><text:tab/></text:span><text:span text:style-name="T12"><text:tab/></text:span><text:span text:style-name="T12"><text:tab/></text:span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1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1" draw:style-name="gr3" draw:layer="layout" svg:width="14.848cm" svg:height="11.136cm" svg:x="3.075cm" svg:y="2.257cm" draw:page-number="6" presentation:class="page"/>
          <draw:frame draw:name="Espace réservé des notes 2_1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2-Layout7-blank-Vide">
        <office:forms form:automatic-focus="false" form:apply-design-mode="false"/>
        <draw:frame draw:name="Titre 1_3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ilisites.xml</text:span></text:p>
          </draw:text-box>
        </draw:frame>
        <draw:frame draw:name="Espace réservé du texte 2_3" draw:style-name="gr9" draw:text-style-name="P4" draw:layer="layout" svg:width="24.892cm" svg:height="10.922cm" svg:x="0cm" svg:y="3.048cm">
          <draw:text-box>
            <text:list text:style-name="L2">
              <text:list-item>
                <text:list>
                  <text:list-item>
                    <text:p text:style-name="P3"><text:span text:style-name="T10">Models: </text:span><text:span text:style-name="T10"><text:a xlink:href="http://models.interlis.ch/" xlink:type="simple">http://models.interlis.ch/</text:a></text:span><text:span text:style-name="T10"><text:s/>→ </text:span><text:span text:style-name="T10"><text:a xlink:href="http://models.kkgeo.ch/" xlink:type="simple">http://models.kkgeo.ch</text:a></text:span><text:span text:style-name="T10"><text:s/>→ </text:span><text:span text:style-name="T10"><text:a xlink:href="http://models.geo.sh.ch/" xlink:type="simple">http://models.geo.sh.ch/</text:a></text:span><text:span text:style-name="T10"><text:s/>→ usw.</text:span></text:p>
                  </text:list-item>
                  <text:list-item>
                    <text:p text:style-name="P3"><text:span text:style-name="T10"/></text:p>
                  </text:list-item>
                  <text:list-item>
                    <text:p text:style-name="P3"><text:span text:style-name="T10">Toppings: </text:span><text:span text:style-name="T10"><text:a xlink:href="https://usabilityhub.opengis.ch/" xlink:type="simple">https://usabilityhub.opengis.ch/</text:a></text:span><text:span text:style-name="T10"><text:s/>→ </text:span><text:span text:style-name="T10"><text:a xlink:href="https://gitlab.com/signedav/usabilitydave/-/raw/master/www/" xlink:type="simple">https://gitlab.com/signedav/usabilitydave/-/raw/master/www/</text:a></text:span><text:span text:style-name="T10"><text:s/></text:span><text:span text:style-name="T10"><text:line-break/></text:span><text:span text:style-name="T10">→ usw.</text:span></text:p>
                  </text:list-item>
                  <text:list-item>
                    <text:p text:style-name="P3"><text:span text:style-name="T2"/></text:p>
                  </text:list-item>
                  <text:list-item>
                    <text:p text:style-name="P7"><text:span text:style-name="T12">...let’s have a look…</text:span><text:span text:style-name="T12"><text:tab/></text:span><text:span text:style-name="T12"><text:tab/></text:span><text:span text:style-name="T12"><text:tab/></text:span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3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3" draw:style-name="gr3" draw:layer="layout" svg:width="14.848cm" svg:height="11.136cm" svg:x="3.075cm" svg:y="2.257cm" draw:page-number="7" presentation:class="page"/>
          <draw:frame draw:name="Espace réservé des notes 2_3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2-Layout7-blank-Vide">
        <office:forms form:automatic-focus="false" form:apply-design-mode="false"/>
        <draw:frame draw:name="Titre 1_6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Metakonfigurationsfile (INI)</text:span></text:p>
          </draw:text-box>
        </draw:frame>
        <draw:frame draw:name="Espace réservé du texte 2_6" draw:style-name="gr10" draw:text-style-name="P4" draw:layer="layout" svg:width="24.892cm" svg:height="10.922cm" svg:x="0cm" svg:y="3.048cm">
          <draw:text-box>
            <text:list text:style-name="L2">
              <text:list-item>
                <text:list>
                  <text:list-header>
                    <text:p text:style-name="P3"><text:span text:style-name="T10">Werden über die </text:span><text:span text:style-name="T3">categories oder ids</text:span><text:span text:style-name="T10"> gefunden im ilidata.xml</text:span></text:p>
                  </text:list-header>
                  <text:list-item>
                    <text:p text:style-name="P3"><text:span text:style-name="T10"/></text:p>
                  </text:list-item>
                  <text:list-item>
                    <text:p text:style-name="P3"><text:span text:style-name="T10">Enthält Toolsettings (ili2db, ModelBaker, etc.) </text:span></text:p>
                  </text:list-item>
                  <text:list-item>
                    <text:p text:style-name="P3"><text:span text:style-name="T10">Enthält Referenzen auf andere Metakonfigurationsfiles und Kataloge </text:span></text:p>
                  </text:list-item>
                  <text:list-item>
                    <text:p text:style-name="P3"><text:span text:style-name="T10">Enthält Referenzen auf Toppingfiles (Symbologie, Layerreihenfolge)</text:span></text:p>
                  </text:list-item>
                  <text:list-item>
                    <text:p text:style-name="P3"><text:span text:style-name="T13">Die Links können Ids sein, die im ilidata.xml enthalten sind, oder auch direkte File-Links.</text:span></text:p>
                  </text:list-item>
                  <text:list-item>
                    <text:p text:style-name="P7"><text:span text:style-name="T12">...let’s have a look…</text:span><text:span text:style-name="T12"><text:tab/></text:span><text:span text:style-name="T12"><text:tab/></text:span><text:span text:style-name="T12"><text:tab/></text:span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6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6" draw:style-name="gr3" draw:layer="layout" svg:width="14.848cm" svg:height="11.136cm" svg:x="3.075cm" svg:y="2.257cm" draw:page-number="8" presentation:class="page"/>
          <draw:frame draw:name="Espace réservé des notes 2_6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2-Layout7-blank-Vide">
        <office:forms form:automatic-focus="false" form:apply-design-mode="false"/>
        <draw:frame draw:name="Titre 1_8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Ili2db Settings</text:span></text:p>
          </draw:text-box>
        </draw:frame>
        <draw:frame draw:name="Espace réservé du texte 2_8" draw:style-name="gr11" draw:text-style-name="P4" draw:layer="layout" svg:width="24.892cm" svg:height="10.922cm" svg:x="0cm" svg:y="3.048cm">
          <draw:text-box>
            <text:list text:style-name="L2">
              <text:list-item>
                <text:list>
                  <text:list-header>
                    <text:p text:style-name="P3"><text:span text:style-name="T3">Die Parameter, die dem ili2db übergeben werden, übersteuern die Konfigurationen im übergebenen Metakonfigurationsfile.</text:span></text:p>
                  </text:list-header>
                  <text:list-item>
                    <text:p text:style-name="P3"><text:span text:style-name="T10"/></text:p>
                  </text:list-item>
                  <text:list-item>
                    <text:p text:style-name="P3"><text:span text:style-name="T10">- ModelBaker liest die ili2db Parameter aus dem Metakonfigurationsfile</text:span></text:p>
                  </text:list-item>
                  <text:list-item>
                    <text:p text:style-name="P3"><text:span text:style-name="T10">- Anpassbare Parameter werden im GUI anhand der </text:span><text:span text:style-name="T10"><text:line-break/></text:span><text:span text:style-name="T10">Metakonfiguration gesetzt (siehe auch TOML-File und Models)</text:span></text:p>
                  </text:list-item>
                  <text:list-item>
                    <text:p text:style-name="P3"><text:span text:style-name="T10">- ModelBaker übergibt dem ili2db das Metakonfigurationsfile </text:span><text:span text:style-name="T10"><text:line-break/></text:span><text:span text:style-name="T10">und die Parameter</text:span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8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8" draw:style-name="gr3" draw:layer="layout" svg:width="14.848cm" svg:height="11.136cm" svg:x="3.075cm" svg:y="2.257cm" draw:page-number="9" presentation:class="page"/>
          <draw:frame draw:name="Espace réservé des notes 2_8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2-Layout7-blank-Vide">
        <office:forms form:automatic-focus="false" form:apply-design-mode="false"/>
        <draw:frame draw:name="Titre 1_7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Toppingfiles </text:span></text:p>
          </draw:text-box>
        </draw:frame>
        <draw:frame draw:name="Espace réservé du texte 2_7" draw:style-name="gr12" draw:text-style-name="P4" draw:layer="layout" svg:width="24.892cm" svg:height="10.922cm" svg:x="0cm" svg:y="3.048cm">
          <draw:text-box>
            <text:list text:style-name="L2">
              <text:list-item>
                <text:list>
                  <text:list-header>
                    <text:p text:style-name="P3"><text:span text:style-name="T10">Werden über die </text:span><text:span text:style-name="T3">ids</text:span><text:span text:style-name="T10"> </text:span><text:span text:style-name="T3">oder</text:span><text:span text:style-name="T10"> </text:span><text:span text:style-name="T3">Direktlinks </text:span><text:span text:style-name="T10">gefunden im ilidata.xml</text:span></text:p>
                  </text:list-header>
                  <text:list-item>
                    <text:p text:style-name="P3"><text:span text:style-name="T10">QML Files können mit QGIS erstellt werden.</text:span></text:p>
                  </text:list-item>
                  <text:list-item>
                    <text:p text:style-name="P3"><text:span text:style-name="T10">Legendenstrukturen und Layer-Reihenfolge sind im YAML definiert.</text:span></text:p>
                  </text:list-item>
                  <text:list-item>
                    <text:p text:style-name="P7"><text:span text:style-name="T12">...let’s have a look…</text:span><text:span text:style-name="T12"><text:tab/></text:span><text:span text:style-name="T12"><text:tab/></text:span><text:span text:style-name="T12"><text:tab/></text:span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7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7" draw:style-name="gr3" draw:layer="layout" svg:width="14.848cm" svg:height="11.136cm" svg:x="3.075cm" svg:y="2.257cm" draw:page-number="10" presentation:class="page"/>
          <draw:frame draw:name="Espace réservé des notes 2_7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2-Layout7-blank-Vide">
        <office:forms form:automatic-focus="false" form:apply-design-mode="false"/>
        <draw:frame draw:name="Titre 1_9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DEMO</text:span></text:p>
          </draw:text-box>
        </draw:frame>
        <presentation:notes draw:style-name="dp3">
          <draw:frame draw:name="Espace réservé du numéro de diapositive 6_9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9" draw:style-name="gr3" draw:layer="layout" svg:width="14.848cm" svg:height="11.136cm" svg:x="3.075cm" svg:y="2.257cm" draw:page-number="11" presentation:class="page"/>
          <draw:frame draw:name="Espace réservé des notes 2_9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2-Layout7-blank-Vide">
        <office:forms form:automatic-focus="false" form:apply-design-mode="false"/>
        <draw:frame draw:name="Titre 1_10" presentation:style-name="pr1" draw:text-style-name="P2" draw:layer="layout" svg:width="27.991cm" svg:height="2.375cm" svg:x="0cm" svg:y="-0.089cm" presentation:class="title" presentation:user-transformed="true">
          <draw:text-box>
            <text:p text:style-name="P1"><text:span text:style-name="T1">OFFENE PUNKTE im ModelBaker</text:span></text:p>
          </draw:text-box>
        </draw:frame>
        <draw:frame draw:name="Espace réservé du texte 2_9" draw:style-name="gr13" draw:text-style-name="P4" draw:layer="layout" svg:width="24.892cm" svg:height="10.922cm" svg:x="0cm" svg:y="3.048cm">
          <draw:text-box>
            <text:list text:style-name="L2">
              <text:list-item>
                <text:list>
                  <text:list-header>
                    <text:p text:style-name="P3"><text:span text:style-name="T10">- GUI Finetuning und Unittests</text:span></text:p>
                  </text:list-header>
                  <text:list-item>
                    <text:p text:style-name="P3"><text:span text:style-name="T10">- Dokumentation und Implementierung weiterer Modelle (Nutzungsplan)</text:span></text:p>
                  </text:list-item>
                  <text:list-item>
                    <text:p text:style-name="P3"><text:span text:style-name="T10">- Integration in Datenimport / Projekterstellung aufgrund von DB</text:span></text:p>
                  </text:list-item>
                  <text:list-item>
                    <text:p text:style-name="P3"><text:span text:style-name="T10">- Vererbung von Metakonfigurationsfiles</text:span></text:p>
                  </text:list-item>
                  <text:list-item>
                    <text:p text:style-name="P3"><text:span text:style-name="T10">- Weitere Legendenoptionen</text:span></text:p>
                  </text:list-item>
                  <text:list-item>
                    <text:p text:style-name="P3"><text:span text:style-name="T10">- Weitere Funktionen mit Katalogen (Auflistung etc.)</text:span></text:p>
                  </text:list-item>
                  <text:list-item>
                    <text:p text:style-name="P3"><text:span text:style-name="T10">- Wie wird ein Import von mehreren Models gehandhabt?</text:span></text:p>
                  </text:list-item>
                  <text:list-item>
                    <text:p text:style-name="P3"><text:span text:style-name="T10">- Weiteres?</text:span></text:p>
                  </text:list-item>
                </text:list>
              </text:list-item>
            </text:list>
          </draw:text-box>
        </draw:frame>
        <presentation:notes draw:style-name="dp3">
          <draw:frame draw:name="Espace réservé du numéro de diapositive 6_10" draw:style-name="gr2" draw:text-style-name="P2" draw:layer="layout" svg:width="9.113cm" svg:height="1.484cm" svg:x="11.886cm" svg:y="28.215cm">
            <draw:text-box>
              <text:p text:style-name="P5"><text:span text:style-name="T9"><text:page-number>&lt;number&gt;</text:page-number></text:span></text:p>
            </draw:text-box>
          </draw:frame>
          <draw:page-thumbnail draw:name="Espace réservé de l'image des diapositives 1_10" draw:style-name="gr3" draw:layer="layout" svg:width="14.848cm" svg:height="11.136cm" svg:x="3.075cm" svg:y="2.257cm" draw:page-number="12" presentation:class="page"/>
          <draw:frame draw:name="Espace réservé des notes 2_10"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 style:font-pitch="variable"/>
    <style:font-face style:name="DejaVu Sans1" svg:font-family="'DejaVu Sans'" style:font-pitch="variable"/>
    <style:font-face style:name="Futura Lt BT" svg:font-family="'Futura Lt BT'" style:font-pitch="variable"/>
    <style:font-face style:name="Liberation Sans3" svg:font-family="'Liberation Sans'" style:font-pitch="variable"/>
    <style:font-face style:name="Linux Libertine G1" svg:font-family="'Linux Libertine G'" style:font-pitch="variable"/>
    <style:font-face style:name="Lohit Devanagari1" svg:font-family="'Lohit Devanagari'" style:font-pitch="variable"/>
    <style:font-face style:name="Lohit Hindi" svg:font-family="'Lohit Hindi'" style:font-pitch="variable"/>
    <style:font-face style:name="Noto Sans CJK SC1" svg:font-family="'Noto Sans CJK SC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paragraph-properties fo:line-height="115%" style:text-autospace="none" style:writing-mode="lr-tb"/>
      <style:text-properties style:use-window-font-color="true" style:font-name="Arial" fo:font-family="Arial" style:font-family-generic="roman" style:font-pitch="variable" fo:font-size="11pt" fo:language="d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Heading_20_1" style:display-name="Heading 1" style:family="graphic">
      <style:paragraph-properties fo:margin-top="1.245cm" fo:margin-bottom="0.374cm" fo:line-height="100%" fo:text-align="start" style:text-autospace="none" style:writing-mode="lr-tb"/>
      <style:text-properties fo:font-size="20pt" style:font-size-asian="20pt" style:font-size-complex="20pt"/>
    </style:style>
    <style:style style:name="LO-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roman" style:font-pitch="variable" fo:font-size="11pt" fo:language="de" fo:country="none" style:font-name-asian="Arial2" style:font-family-asian="Arial" style:font-pitch-asian="variable" style:font-size-asian="11pt" style:language-asian="hi" style:country-asian="IN" style:font-name-complex="Arial" style:font-family-complex="Arial" style:font-family-generic-complex="roman" style:font-pitch-complex="variable"/>
    </style:style>
    <style:style style:name="Heading_20_2" style:display-name="Heading 2" style:family="graphic">
      <style:paragraph-properties fo:margin-top="1.12cm" fo:margin-bottom="0.374cm" fo:line-height="100%" fo:text-align="start" style:text-autospace="none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graphic">
      <style:paragraph-properties fo:margin-top="0.995cm" fo:margin-bottom="0.249cm" fo:line-height="100%" fo:text-align="start" style:text-autospace="none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graphic">
      <style:paragraph-properties fo:margin-top="0.871cm" fo:margin-bottom="0.249cm" fo:line-height="100%" fo:text-align="start" style:text-autospace="none" style:writing-mode="lr-tb"/>
      <style:text-properties fo:color="#666666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style:font-size-asian="11pt" style:font-size-complex="11pt"/>
    </style:style>
    <style:style style:name="Heading_20_6" style:display-name="Heading 6" style:family="graphic">
      <style:paragraph-properties fo:margin-top="0.746cm" fo:margin-bottom="0.249cm" fo:line-height="100%" fo:text-align="start" style:text-autospace="none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ListLabel_20_84" style:display-name="ListLabel 84" style:family="graphic">
      <style:paragraph-properties style:text-autospace="none"/>
      <style:text-properties fo:color="#1155cc" style:text-underline-style="solid" style:text-underline-width="auto" style:text-underline-color="font-color"/>
    </style:style>
    <style:style style:name="ListLabel_20_83" style:display-name="ListLabel 83" style:family="graphic">
      <style:paragraph-properties style:text-autospace="none"/>
      <style:text-properties fo:color="#1c4587"/>
    </style:style>
    <style:style style:name="Hyper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82" style:display-name="ListLabel 82" style:family="graphic">
      <style:paragraph-properties style:text-autospace="none"/>
      <style:text-properties fo:color="#1c4587" style:text-underline-style="solid" style:text-underline-width="auto" style:text-underline-color="font-color"/>
    </style:style>
    <style:style style:name="ListLabel_20_81" style:display-name="ListLabel 81" style:family="graphic">
      <style:paragraph-properties style:text-autospace="none"/>
      <style:text-properties style:text-underline-style="none"/>
    </style:style>
    <style:style style:name="ListLabel_20_80" style:display-name="ListLabel 80" style:family="graphic">
      <style:paragraph-properties style:text-autospace="none"/>
      <style:text-properties style:text-underline-style="none"/>
    </style:style>
    <style:style style:name="ListLabel_20_79" style:display-name="ListLabel 79" style:family="graphic">
      <style:paragraph-properties style:text-autospace="none"/>
      <style:text-properties style:text-underline-style="none"/>
    </style:style>
    <style:style style:name="ListLabel_20_78" style:display-name="ListLabel 78" style:family="graphic">
      <style:paragraph-properties style:text-autospace="none"/>
      <style:text-properties style:text-underline-style="none"/>
    </style:style>
    <style:style style:name="ListLabel_20_77" style:display-name="ListLabel 77" style:family="graphic">
      <style:paragraph-properties style:text-autospace="none"/>
      <style:text-properties style:text-underline-style="none"/>
    </style:style>
    <style:style style:name="ListLabel_20_76" style:display-name="ListLabel 76" style:family="graphic">
      <style:paragraph-properties style:text-autospace="none"/>
      <style:text-properties style:text-underline-style="none"/>
    </style:style>
    <style:style style:name="ListLabel_20_75" style:display-name="ListLabel 75" style:family="graphic">
      <style:paragraph-properties style:text-autospace="none"/>
      <style:text-properties style:text-underline-style="none"/>
    </style:style>
    <style:style style:name="ListLabel_20_74" style:display-name="ListLabel 74" style:family="graphic">
      <style:paragraph-properties style:text-autospace="none"/>
      <style:text-properties style:text-underline-style="none"/>
    </style:style>
    <style:style style:name="ListLabel_20_73" style:display-name="ListLabel 73" style:family="graphic">
      <style:paragraph-properties style:text-autospace="none"/>
      <style:text-properties style:text-underline-style="none"/>
    </style:style>
    <style:style style:name="ListLabel_20_72" style:display-name="ListLabel 72" style:family="graphic">
      <style:paragraph-properties style:text-autospace="none"/>
      <style:text-properties style:text-underline-style="none"/>
    </style:style>
    <style:style style:name="ListLabel_20_71" style:display-name="ListLabel 71" style:family="graphic">
      <style:paragraph-properties style:text-autospace="none"/>
      <style:text-properties style:text-underline-style="none"/>
    </style:style>
    <style:style style:name="ListLabel_20_70" style:display-name="ListLabel 70" style:family="graphic">
      <style:paragraph-properties style:text-autospace="none"/>
      <style:text-properties style:text-underline-style="none"/>
    </style:style>
    <style:style style:name="ListLabel_20_69" style:display-name="ListLabel 69" style:family="graphic">
      <style:paragraph-properties style:text-autospace="none"/>
      <style:text-properties style:text-underline-style="none"/>
    </style:style>
    <style:style style:name="ListLabel_20_68" style:display-name="ListLabel 68" style:family="graphic">
      <style:paragraph-properties style:text-autospace="none"/>
      <style:text-properties style:text-underline-style="none"/>
    </style:style>
    <style:style style:name="ListLabel_20_67" style:display-name="ListLabel 67" style:family="graphic">
      <style:paragraph-properties style:text-autospace="none"/>
      <style:text-properties style:text-underline-style="none"/>
    </style:style>
    <style:style style:name="ListLabel_20_66" style:display-name="ListLabel 66" style:family="graphic">
      <style:paragraph-properties style:text-autospace="none"/>
      <style:text-properties style:text-underline-style="none"/>
    </style:style>
    <style:style style:name="ListLabel_20_65" style:display-name="ListLabel 65" style:family="graphic">
      <style:paragraph-properties style:text-autospace="none"/>
      <style:text-properties style:text-underline-style="none"/>
    </style:style>
    <style:style style:name="ListLabel_20_64" style:display-name="ListLabel 64" style:family="graphic">
      <style:paragraph-properties style:text-autospace="none"/>
      <style:text-properties style:text-underline-style="none"/>
    </style:style>
    <style:style style:name="ListLabel_20_63" style:display-name="ListLabel 63" style:family="graphic">
      <style:paragraph-properties style:text-autospace="none"/>
      <style:text-properties style:text-underline-style="none"/>
    </style:style>
    <style:style style:name="ListLabel_20_62" style:display-name="ListLabel 62" style:family="graphic">
      <style:paragraph-properties style:text-autospace="none"/>
      <style:text-properties style:text-underline-style="none"/>
    </style:style>
    <style:style style:name="ListLabel_20_61" style:display-name="ListLabel 61" style:family="graphic">
      <style:paragraph-properties style:text-autospace="none"/>
      <style:text-properties style:text-underline-style="none"/>
    </style:style>
    <style:style style:name="ListLabel_20_60" style:display-name="ListLabel 60" style:family="graphic">
      <style:paragraph-properties style:text-autospace="none"/>
      <style:text-properties style:text-underline-style="none"/>
    </style:style>
    <style:style style:name="ListLabel_20_59" style:display-name="ListLabel 59" style:family="graphic">
      <style:paragraph-properties style:text-autospace="none"/>
      <style:text-properties style:text-underline-style="none"/>
    </style:style>
    <style:style style:name="ListLabel_20_58" style:display-name="ListLabel 58" style:family="graphic">
      <style:paragraph-properties style:text-autospace="none"/>
      <style:text-properties style:text-underline-style="none"/>
    </style:style>
    <style:style style:name="ListLabel_20_57" style:display-name="ListLabel 57" style:family="graphic">
      <style:paragraph-properties style:text-autospace="none"/>
      <style:text-properties style:text-underline-style="none"/>
    </style:style>
    <style:style style:name="ListLabel_20_56" style:display-name="ListLabel 56" style:family="graphic">
      <style:paragraph-properties style:text-autospace="none"/>
      <style:text-properties style:text-underline-style="none"/>
    </style:style>
    <style:style style:name="ListLabel_20_55" style:display-name="ListLabel 55" style:family="graphic">
      <style:paragraph-properties style:text-autospace="none"/>
      <style:text-properties style:text-underline-style="none"/>
    </style:style>
    <style:style style:name="ListLabel_20_54" style:display-name="ListLabel 54" style:family="graphic">
      <style:paragraph-properties style:text-autospace="none"/>
      <style:text-properties style:text-underline-style="none"/>
    </style:style>
    <style:style style:name="ListLabel_20_53" style:display-name="ListLabel 53" style:family="graphic">
      <style:paragraph-properties style:text-autospace="none"/>
      <style:text-properties style:text-underline-style="none"/>
    </style:style>
    <style:style style:name="ListLabel_20_52" style:display-name="ListLabel 52" style:family="graphic">
      <style:paragraph-properties style:text-autospace="none"/>
      <style:text-properties style:text-underline-style="none"/>
    </style:style>
    <style:style style:name="ListLabel_20_51" style:display-name="ListLabel 51" style:family="graphic">
      <style:paragraph-properties style:text-autospace="none"/>
      <style:text-properties style:text-underline-style="none"/>
    </style:style>
    <style:style style:name="ListLabel_20_50" style:display-name="ListLabel 50" style:family="graphic">
      <style:paragraph-properties style:text-autospace="none"/>
      <style:text-properties style:text-underline-style="none"/>
    </style:style>
    <style:style style:name="ListLabel_20_49" style:display-name="ListLabel 49" style:family="graphic">
      <style:paragraph-properties style:text-autospace="none"/>
      <style:text-properties style:text-underline-style="none"/>
    </style:style>
    <style:style style:name="ListLabel_20_48" style:display-name="ListLabel 48" style:family="graphic">
      <style:paragraph-properties style:text-autospace="none"/>
      <style:text-properties style:text-underline-style="none"/>
    </style:style>
    <style:style style:name="ListLabel_20_47" style:display-name="ListLabel 47" style:family="graphic">
      <style:paragraph-properties style:text-autospace="none"/>
      <style:text-properties style:text-underline-style="none"/>
    </style:style>
    <style:style style:name="ListLabel_20_46" style:display-name="ListLabel 46" style:family="graphic">
      <style:paragraph-properties style:text-autospace="none"/>
      <style:text-properties style:text-underline-style="none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Footer" style:family="graphic">
      <style:paragraph-properties fo:line-height="115%" style:text-autospace="none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paragraph-properties fo:line-height="115%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able_20_Contents" style:display-name="Table Contents" style:family="graphic">
      <style:paragraph-properties fo:line-height="115%" style:text-autospace="none"/>
    </style:style>
    <style:style style:name="Index" style:family="graphic">
      <style:paragraph-properties fo:line-height="115%" style:text-autospace="none"/>
    </style:style>
    <style:style style:name="Caption" style:family="graphic">
      <style:paragraph-properties fo:margin-top="0.374cm" fo:margin-bottom="0.374cm" fo:line-height="115%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fo:line-height="115%" style:text-autospace="none"/>
      <style:text-properties style:font-name="Liberation Sans2" fo:font-family="'Liberation Sans', Arial" style:font-family-generic="swiss" style:font-pitch="variable" fo:font-size="14pt" style:font-name-asian="Linux Libertine G1" style:font-family-asian="'Linux Libertine G'" style:font-pitch-asian="variable" style:font-size-asian="14pt"/>
    </style:style>
    <style:style style:name="Master1-opengis.ch-background" style:family="presentation">
      <style:graphic-properties draw:stroke="none" draw:fill="solid" draw:fill-color="#ffffff" draw:opacity="100%"/>
      <style:text-properties style:letter-kerning="true"/>
    </style:style>
    <style:style style:name="Master1-opengis.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pengis.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pengis.ch-outline1" style:family="presentation">
      <style:graphic-properties draw:stroke="none" draw:fill="none" draw:auto-grow-height="false" draw:fit-to-size="shrink-to-fit" style:shrink-to-fit="true">
        <text:list-style style:name="Master1-opengis.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gis.ch-outline2" style:family="presentation" style:parent-style-name="Master1-opengis.ch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opengis.ch-outline3" style:family="presentation" style:parent-style-name="Master1-opengis.ch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opengis.ch-outline4" style:family="presentation" style:parent-style-name="Master1-opengis.ch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opengis.ch-outline5" style:family="presentation" style:parent-style-name="Master1-opengis.ch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pengis.ch-outline6" style:family="presentation" style:parent-style-name="Master1-opengis.ch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pengis.ch-outline7" style:family="presentation" style:parent-style-name="Master1-opengis.ch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pengis.ch-outline8" style:family="presentation" style:parent-style-name="Master1-opengis.ch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pengis.ch-outline9" style:family="presentation" style:parent-style-name="Master1-opengis.ch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opengis.ch-subtitle" style:family="presentation">
      <style:graphic-properties draw:stroke="none" draw:fill="none" draw:textarea-vertical-align="middle">
        <text:list-style style:name="Master1-opengis.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pengis.ch-title" style:family="presentation">
      <style:graphic-properties draw:stroke="none" draw:fill="none" draw:textarea-vertical-align="middle">
        <text:list-style style:name="Master1-opengis.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shrink-to-fit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1" style:family="presentation">
      <style:graphic-properties draw:stroke="none" draw:fill="none" draw:auto-grow-height="false" draw:fit-to-size="shrink-to-fit" style:shrink-to-fit="true">
        <text:list-style style:name="Master1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outline2" style:family="presentation" style:parent-style-name="Master1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re-et-contenu-outline3" style:family="presentation" style:parent-style-name="Master1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re-et-contenu-outline4" style:family="presentation" style:parent-style-name="Master1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re-et-contenu-outline5" style:family="presentation" style:parent-style-name="Master1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6" style:family="presentation" style:parent-style-name="Master1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7" style:family="presentation" style:parent-style-name="Master1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8" style:family="presentation" style:parent-style-name="Master1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outline9" style:family="presentation" style:parent-style-name="Master1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re-et-contenu-subtitle" style:family="presentation">
      <style:graphic-properties draw:stroke="none" draw:fill="none" draw:textarea-vertical-align="middle">
        <text:list-style style:name="Master1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re-et-contenu-title" style:family="presentation">
      <style:graphic-properties draw:stroke="none" draw:fill="none" draw:textarea-vertical-align="middle">
        <text:list-style style:name="Master1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1" style:family="presentation">
      <style:graphic-properties draw:stroke="none" draw:fill="none" draw:auto-grow-height="false" draw:fit-to-size="shrink-to-fit" style:shrink-to-fit="true">
        <text:list-style style:name="Master1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outline2" style:family="presentation" style:parent-style-name="Master1-Layout3-secHead-Titre-de-sectio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3-secHead-Titre-de-section-outline3" style:family="presentation" style:parent-style-name="Master1-Layout3-secHead-Titre-de-sec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3-secHead-Titre-de-section-outline4" style:family="presentation" style:parent-style-name="Master1-Layout3-secHead-Titre-de-sec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3-secHead-Titre-de-section-outline5" style:family="presentation" style:parent-style-name="Master1-Layout3-secHead-Titre-de-sec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Titre-de-section-outline6" style:family="presentation" style:parent-style-name="Master1-Layout3-secHead-Titre-de-sec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Titre-de-section-outline7" style:family="presentation" style:parent-style-name="Master1-Layout3-secHead-Titre-de-sec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Titre-de-section-outline8" style:family="presentation" style:parent-style-name="Master1-Layout3-secHead-Titre-de-sec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Titre-de-section-outline9" style:family="presentation" style:parent-style-name="Master1-Layout3-secHead-Titre-de-sec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3-secHead-Titre-de-section-subtitle" style:family="presentation">
      <style:graphic-properties draw:stroke="none" draw:fill="none" draw:textarea-vertical-align="middle">
        <text:list-style style:name="Master1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Titre-de-section-title" style:family="presentation">
      <style:graphic-properties draw:stroke="none" draw:fill="none" draw:textarea-vertical-align="middle">
        <text:list-style style:name="Master1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1" style:family="presentation">
      <style:graphic-properties draw:stroke="none" draw:fill="none" draw:auto-grow-height="false" draw:fit-to-size="shrink-to-fit" style:shrink-to-fit="true">
        <text:list-style style:name="Master1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outline2" style:family="presentation" style:parent-style-name="Master1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Deux-contenus-outline3" style:family="presentation" style:parent-style-name="Master1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Deux-contenus-outline4" style:family="presentation" style:parent-style-name="Master1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Deux-contenus-outline5" style:family="presentation" style:parent-style-name="Master1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6" style:family="presentation" style:parent-style-name="Master1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7" style:family="presentation" style:parent-style-name="Master1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8" style:family="presentation" style:parent-style-name="Master1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outline9" style:family="presentation" style:parent-style-name="Master1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Deux-contenus-subtitle" style:family="presentation">
      <style:graphic-properties draw:stroke="none" draw:fill="none" draw:textarea-vertical-align="middle">
        <text:list-style style:name="Master1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eux-contenus-title" style:family="presentation">
      <style:graphic-properties draw:stroke="none" draw:fill="none" draw:textarea-vertical-align="middle">
        <text:list-style style:name="Master1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1" style:family="presentation">
      <style:graphic-properties draw:stroke="none" draw:fill="none" draw:auto-grow-height="false" draw:fit-to-size="shrink-to-fit" style:shrink-to-fit="true">
        <text:list-style style:name="Master1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outline2" style:family="presentation" style:parent-style-name="Master1-Layout5-twoTxTwoObj-Comparaiso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5-twoTxTwoObj-Comparaison-outline3" style:family="presentation" style:parent-style-name="Master1-Layout5-twoTxTwoObj-Comparais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5-twoTxTwoObj-Comparaison-outline4" style:family="presentation" style:parent-style-name="Master1-Layout5-twoTxTwoObj-Comparais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5-twoTxTwoObj-Comparaison-outline5" style:family="presentation" style:parent-style-name="Master1-Layout5-twoTxTwoObj-Compara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aison-outline6" style:family="presentation" style:parent-style-name="Master1-Layout5-twoTxTwoObj-Compara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aison-outline7" style:family="presentation" style:parent-style-name="Master1-Layout5-twoTxTwoObj-Compara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aison-outline8" style:family="presentation" style:parent-style-name="Master1-Layout5-twoTxTwoObj-Compara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aison-outline9" style:family="presentation" style:parent-style-name="Master1-Layout5-twoTxTwoObj-Compara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5-twoTxTwoObj-Comparaison-subtitle" style:family="presentation">
      <style:graphic-properties draw:stroke="none" draw:fill="none" draw:textarea-vertical-align="middle">
        <text:list-style style:name="Master1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ison-title" style:family="presentation">
      <style:graphic-properties draw:stroke="none" draw:fill="none" draw:textarea-vertical-align="middle">
        <text:list-style style:name="Master1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1" style:family="presentation">
      <style:graphic-properties draw:stroke="none" draw:fill="none" draw:auto-grow-height="false" draw:fit-to-size="shrink-to-fit" style:shrink-to-fit="true">
        <text:list-style style:name="Master1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outline2" style:family="presentation" style:parent-style-name="Master1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re-seul-outline3" style:family="presentation" style:parent-style-name="Master1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re-seul-outline4" style:family="presentation" style:parent-style-name="Master1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re-seul-outline5" style:family="presentation" style:parent-style-name="Master1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6" style:family="presentation" style:parent-style-name="Master1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7" style:family="presentation" style:parent-style-name="Master1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8" style:family="presentation" style:parent-style-name="Master1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outline9" style:family="presentation" style:parent-style-name="Master1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re-seul-subtitle" style:family="presentation">
      <style:graphic-properties draw:stroke="none" draw:fill="none" draw:textarea-vertical-align="middle">
        <text:list-style style:name="Master1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re-seul-title" style:family="presentation">
      <style:graphic-properties draw:stroke="none" draw:fill="none" draw:textarea-vertical-align="middle">
        <text:list-style style:name="Master1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1" style:family="presentation">
      <style:graphic-properties draw:stroke="none" draw:fill="none" draw:auto-grow-height="false" draw:fit-to-size="shrink-to-fit" style:shrink-to-fit="true">
        <text:list-style style:name="Master1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outline2" style:family="presentation" style:parent-style-name="Master1-Layout7-blank-V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7-blank-Vide-outline3" style:family="presentation" style:parent-style-name="Master1-Layout7-blank-V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7-blank-Vide-outline4" style:family="presentation" style:parent-style-name="Master1-Layout7-blank-Vid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7-blank-Vide-outline5" style:family="presentation" style:parent-style-name="Master1-Layout7-blank-V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Vide-outline6" style:family="presentation" style:parent-style-name="Master1-Layout7-blank-V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Vide-outline7" style:family="presentation" style:parent-style-name="Master1-Layout7-blank-V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Vide-outline8" style:family="presentation" style:parent-style-name="Master1-Layout7-blank-V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Vide-outline9" style:family="presentation" style:parent-style-name="Master1-Layout7-blank-V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7-blank-Vide-subtitle" style:family="presentation">
      <style:graphic-properties draw:stroke="none" draw:fill="none" draw:textarea-vertical-align="middle">
        <text:list-style style:name="Master1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Vide-title" style:family="presentation">
      <style:graphic-properties draw:stroke="none" draw:fill="none" draw:textarea-vertical-align="middle">
        <text:list-style style:name="Master1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1" style:family="presentation">
      <style:graphic-properties draw:stroke="none" draw:fill="none" draw:auto-grow-height="false" draw:fit-to-size="shrink-to-fit" style:shrink-to-fit="true">
        <text:list-style style:name="Master1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outline2" style:family="presentation" style:parent-style-name="Master1-Layout8-objTx-Contenu-avec-légen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8-objTx-Contenu-avec-légende-outline3" style:family="presentation" style:parent-style-name="Master1-Layout8-objTx-Contenu-avec-légen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8-objTx-Contenu-avec-légende-outline4" style:family="presentation" style:parent-style-name="Master1-Layout8-objTx-Contenu-avec-légend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8-objTx-Contenu-avec-légende-outline5" style:family="presentation" style:parent-style-name="Master1-Layout8-objTx-Contenu-avec-légen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u-avec-légende-outline6" style:family="presentation" style:parent-style-name="Master1-Layout8-objTx-Contenu-avec-légen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u-avec-légende-outline7" style:family="presentation" style:parent-style-name="Master1-Layout8-objTx-Contenu-avec-légen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u-avec-légende-outline8" style:family="presentation" style:parent-style-name="Master1-Layout8-objTx-Contenu-avec-légen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u-avec-légende-outline9" style:family="presentation" style:parent-style-name="Master1-Layout8-objTx-Contenu-avec-légen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8-objTx-Contenu-avec-légende-subtitle" style:family="presentation">
      <style:graphic-properties draw:stroke="none" draw:fill="none" draw:textarea-vertical-align="middle">
        <text:list-style style:name="Master1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u-avec-légende-title" style:family="presentation">
      <style:graphic-properties draw:stroke="none" draw:fill="none" draw:textarea-vertical-align="middle">
        <text:list-style style:name="Master1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1" style:family="presentation">
      <style:graphic-properties draw:stroke="none" draw:fill="none" draw:auto-grow-height="false" draw:fit-to-size="shrink-to-fit" style:shrink-to-fit="true">
        <text:list-style style:name="Master1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outline2" style:family="presentation" style:parent-style-name="Master1-Layout9-picTx-Image-avec-légen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9-picTx-Image-avec-légende-outline3" style:family="presentation" style:parent-style-name="Master1-Layout9-picTx-Image-avec-légen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9-picTx-Image-avec-légende-outline4" style:family="presentation" style:parent-style-name="Master1-Layout9-picTx-Image-avec-légend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9-picTx-Image-avec-légende-outline5" style:family="presentation" style:parent-style-name="Master1-Layout9-picTx-Image-avec-légen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Image-avec-légende-outline6" style:family="presentation" style:parent-style-name="Master1-Layout9-picTx-Image-avec-légen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Image-avec-légende-outline7" style:family="presentation" style:parent-style-name="Master1-Layout9-picTx-Image-avec-légen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Image-avec-légende-outline8" style:family="presentation" style:parent-style-name="Master1-Layout9-picTx-Image-avec-légen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Image-avec-légende-outline9" style:family="presentation" style:parent-style-name="Master1-Layout9-picTx-Image-avec-légen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9-picTx-Image-avec-légende-subtitle" style:family="presentation">
      <style:graphic-properties draw:stroke="none" draw:fill="none" draw:textarea-vertical-align="middle">
        <text:list-style style:name="Master1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-avec-légende-title" style:family="presentation">
      <style:graphic-properties draw:stroke="none" draw:fill="none" draw:textarea-vertical-align="middle">
        <text:list-style style:name="Master1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1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outline2" style:family="presentation" style:parent-style-name="Master1-Layout10-vertTx-Titre-et-texte-vertic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10-vertTx-Titre-et-texte-vertical-outline3" style:family="presentation" style:parent-style-name="Master1-Layout10-vertTx-Titre-et-texte-vertic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0-vertTx-Titre-et-texte-vertical-outline4" style:family="presentation" style:parent-style-name="Master1-Layout10-vertTx-Titre-et-texte-vertic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0-vertTx-Titre-et-texte-vertical-outline5" style:family="presentation" style:parent-style-name="Master1-Layout10-vertTx-Titre-et-texte-vertic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re-et-texte-vertical-outline6" style:family="presentation" style:parent-style-name="Master1-Layout10-vertTx-Titre-et-texte-vertic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re-et-texte-vertical-outline7" style:family="presentation" style:parent-style-name="Master1-Layout10-vertTx-Titre-et-texte-vertic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re-et-texte-vertical-outline8" style:family="presentation" style:parent-style-name="Master1-Layout10-vertTx-Titre-et-texte-vertic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re-et-texte-vertical-outline9" style:family="presentation" style:parent-style-name="Master1-Layout10-vertTx-Titre-et-texte-vertic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0-vertTx-Titre-et-texte-vertical-subtitle" style:family="presentation">
      <style:graphic-properties draw:stroke="none" draw:fill="none" draw:textarea-vertical-align="middle">
        <text:list-style style:name="Master1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re-et-texte-vertical-title" style:family="presentation">
      <style:graphic-properties draw:stroke="none" draw:fill="none" draw:textarea-vertical-align="middle">
        <text:list-style style:name="Master1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1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outline2" style:family="presentation" style:parent-style-name="Master1-Layout11-vertTitleAndTx-Titre-vertical-et-text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11-vertTitleAndTx-Titre-vertical-et-texte-outline3" style:family="presentation" style:parent-style-name="Master1-Layout11-vertTitleAndTx-Titre-vertical-et-text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11-vertTitleAndTx-Titre-vertical-et-texte-outline4" style:family="presentation" style:parent-style-name="Master1-Layout11-vertTitleAndTx-Titre-vertical-et-text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11-vertTitleAndTx-Titre-vertical-et-texte-outline5" style:family="presentation" style:parent-style-name="Master1-Layout11-vertTitleAndTx-Titre-vertical-et-tex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Titre-vertical-et-texte-outline6" style:family="presentation" style:parent-style-name="Master1-Layout11-vertTitleAndTx-Titre-vertical-et-tex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Titre-vertical-et-texte-outline7" style:family="presentation" style:parent-style-name="Master1-Layout11-vertTitleAndTx-Titre-vertical-et-tex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Titre-vertical-et-texte-outline8" style:family="presentation" style:parent-style-name="Master1-Layout11-vertTitleAndTx-Titre-vertical-et-tex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Titre-vertical-et-texte-outline9" style:family="presentation" style:parent-style-name="Master1-Layout11-vertTitleAndTx-Titre-vertical-et-tex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11-vertTitleAndTx-Titre-vertical-et-texte-subtitle" style:family="presentation">
      <style:graphic-properties draw:stroke="none" draw:fill="none" draw:textarea-vertical-align="middle">
        <text:list-style style:name="Master1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itre-vertical-et-texte-title" style:family="presentation">
      <style:graphic-properties draw:stroke="none" draw:fill="none" draw:textarea-vertical-align="middle">
        <text:list-style style:name="Master1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opengis.ch_5f_-background" style:display-name="Master2-opengis.ch_-background" style:family="presentation">
      <style:graphic-properties draw:stroke="none" draw:fill="solid" draw:fill-color="#ffffff" draw:opacity="100%"/>
      <style:text-properties style:letter-kerning="true"/>
    </style:style>
    <style:style style:name="Master2-opengis.ch_5f_-backgroundobjects" style:display-name="Master2-opengis.ch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opengis.ch_5f_-notes" style:display-name="Master2-opengis.ch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opengis.ch_5f_-outline1" style:display-name="Master2-opengis.ch_-outline1" style:family="presentation">
      <style:graphic-properties draw:stroke="none" draw:fill="none" draw:auto-grow-height="false" draw:fit-to-size="shrink-to-fit" style:shrink-to-fit="true">
        <text:list-style style:name="Master2-opengis.ch_5f_-outline1" style:display-name="Master2-opengis.ch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pengis.ch_5f_-outline2" style:display-name="Master2-opengis.ch_-outline2" style:family="presentation" style:parent-style-name="Master2-opengis.ch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opengis.ch_5f_-outline3" style:display-name="Master2-opengis.ch_-outline3" style:family="presentation" style:parent-style-name="Master2-opengis.ch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opengis.ch_5f_-outline4" style:display-name="Master2-opengis.ch_-outline4" style:family="presentation" style:parent-style-name="Master2-opengis.ch_5f_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opengis.ch_5f_-outline5" style:display-name="Master2-opengis.ch_-outline5" style:family="presentation" style:parent-style-name="Master2-opengis.ch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opengis.ch_5f_-outline6" style:display-name="Master2-opengis.ch_-outline6" style:family="presentation" style:parent-style-name="Master2-opengis.ch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opengis.ch_5f_-outline7" style:display-name="Master2-opengis.ch_-outline7" style:family="presentation" style:parent-style-name="Master2-opengis.ch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opengis.ch_5f_-outline8" style:display-name="Master2-opengis.ch_-outline8" style:family="presentation" style:parent-style-name="Master2-opengis.ch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opengis.ch_5f_-outline9" style:display-name="Master2-opengis.ch_-outline9" style:family="presentation" style:parent-style-name="Master2-opengis.ch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opengis.ch_5f_-subtitle" style:display-name="Master2-opengis.ch_-subtitle" style:family="presentation">
      <style:graphic-properties draw:stroke="none" draw:fill="none" draw:textarea-vertical-align="middle">
        <text:list-style style:name="Master2-opengis.ch_5f_-subtitle" style:display-name="Master2-opengis.ch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opengis.ch_5f_-title" style:display-name="Master2-opengis.ch_-title" style:family="presentation">
      <style:graphic-properties draw:stroke="none" draw:fill="none" draw:textarea-vertical-align="middle">
        <text:list-style style:name="Master2-opengis.ch_5f_-title" style:display-name="Master2-opengis.ch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1" style:family="presentation">
      <style:graphic-properties draw:stroke="none" draw:fill="none" draw:auto-grow-height="false" draw:fit-to-size="shrink-to-fit" style:shrink-to-fit="true">
        <text:list-style style:name="Master2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outline2" style:family="presentation" style:parent-style-name="Master2-Layout1-title-Diapositive-de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Diapositive-de-titre-outline3" style:family="presentation" style:parent-style-name="Master2-Layout1-title-Diapositive-de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Diapositive-de-titre-outline4" style:family="presentation" style:parent-style-name="Master2-Layout1-title-Diapositive-de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Diapositive-de-titre-outline5" style:family="presentation" style:parent-style-name="Master2-Layout1-title-Diapositive-de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Diapositive-de-titre-outline6" style:family="presentation" style:parent-style-name="Master2-Layout1-title-Diapositive-de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Diapositive-de-titre-outline7" style:family="presentation" style:parent-style-name="Master2-Layout1-title-Diapositive-de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Diapositive-de-titre-outline8" style:family="presentation" style:parent-style-name="Master2-Layout1-title-Diapositive-de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Diapositive-de-titre-outline9" style:family="presentation" style:parent-style-name="Master2-Layout1-title-Diapositive-de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Diapositive-de-titre-subtitle" style:family="presentation">
      <style:graphic-properties draw:stroke="none" draw:fill="none" draw:textarea-vertical-align="middle">
        <text:list-style style:name="Master2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Diapositive-de-titre-title" style:family="presentation">
      <style:graphic-properties draw:stroke="none" draw:fill="none" draw:textarea-vertical-align="middle">
        <text:list-style style:name="Master2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re-et-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re-et-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1" style:family="presentation">
      <style:graphic-properties draw:stroke="none" draw:fill="none" draw:auto-grow-height="false" draw:fit-to-size="shrink-to-fit" style:shrink-to-fit="true">
        <text:list-style style:name="Master2-Layout2-obj-Titre-et-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outline2" style:family="presentation" style:parent-style-name="Master2-Layout2-obj-Titre-et-contenu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re-et-contenu-outline3" style:family="presentation" style:parent-style-name="Master2-Layout2-obj-Titre-et-contenu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re-et-contenu-outline4" style:family="presentation" style:parent-style-name="Master2-Layout2-obj-Titre-et-contenu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re-et-contenu-outline5" style:family="presentation" style:parent-style-name="Master2-Layout2-obj-Titre-et-contenu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re-et-contenu-outline6" style:family="presentation" style:parent-style-name="Master2-Layout2-obj-Titre-et-contenu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re-et-contenu-outline7" style:family="presentation" style:parent-style-name="Master2-Layout2-obj-Titre-et-contenu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re-et-contenu-outline8" style:family="presentation" style:parent-style-name="Master2-Layout2-obj-Titre-et-contenu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re-et-contenu-outline9" style:family="presentation" style:parent-style-name="Master2-Layout2-obj-Titre-et-contenu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re-et-contenu-subtitle" style:family="presentation">
      <style:graphic-properties draw:stroke="none" draw:fill="none" draw:textarea-vertical-align="middle">
        <text:list-style style:name="Master2-Layout2-obj-Titre-et-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re-et-contenu-title" style:family="presentation">
      <style:graphic-properties draw:stroke="none" draw:fill="none" draw:textarea-vertical-align="middle">
        <text:list-style style:name="Master2-Layout2-obj-Titre-et-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Titre-de-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Titre-de-sec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1" style:family="presentation">
      <style:graphic-properties draw:stroke="none" draw:fill="none" draw:auto-grow-height="false" draw:fit-to-size="shrink-to-fit" style:shrink-to-fit="true">
        <text:list-style style:name="Master2-Layout3-secHead-Titre-de-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outline2" style:family="presentation" style:parent-style-name="Master2-Layout3-secHead-Titre-de-sectio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3-secHead-Titre-de-section-outline3" style:family="presentation" style:parent-style-name="Master2-Layout3-secHead-Titre-de-secti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3-secHead-Titre-de-section-outline4" style:family="presentation" style:parent-style-name="Master2-Layout3-secHead-Titre-de-secti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3-secHead-Titre-de-section-outline5" style:family="presentation" style:parent-style-name="Master2-Layout3-secHead-Titre-de-secti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3-secHead-Titre-de-section-outline6" style:family="presentation" style:parent-style-name="Master2-Layout3-secHead-Titre-de-secti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3-secHead-Titre-de-section-outline7" style:family="presentation" style:parent-style-name="Master2-Layout3-secHead-Titre-de-secti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3-secHead-Titre-de-section-outline8" style:family="presentation" style:parent-style-name="Master2-Layout3-secHead-Titre-de-secti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3-secHead-Titre-de-section-outline9" style:family="presentation" style:parent-style-name="Master2-Layout3-secHead-Titre-de-secti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3-secHead-Titre-de-section-subtitle" style:family="presentation">
      <style:graphic-properties draw:stroke="none" draw:fill="none" draw:textarea-vertical-align="middle">
        <text:list-style style:name="Master2-Layout3-secHead-Titre-de-sec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Titre-de-section-title" style:family="presentation">
      <style:graphic-properties draw:stroke="none" draw:fill="none" draw:textarea-vertical-align="middle">
        <text:list-style style:name="Master2-Layout3-secHead-Titre-de-sec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Deux-contenu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Deux-conten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1" style:family="presentation">
      <style:graphic-properties draw:stroke="none" draw:fill="none" draw:auto-grow-height="false" draw:fit-to-size="shrink-to-fit" style:shrink-to-fit="true">
        <text:list-style style:name="Master2-Layout4-twoObj-Deux-contenu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outline2" style:family="presentation" style:parent-style-name="Master2-Layout4-twoObj-Deux-contenu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Deux-contenus-outline3" style:family="presentation" style:parent-style-name="Master2-Layout4-twoObj-Deux-contenu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Deux-contenus-outline4" style:family="presentation" style:parent-style-name="Master2-Layout4-twoObj-Deux-contenu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Deux-contenus-outline5" style:family="presentation" style:parent-style-name="Master2-Layout4-twoObj-Deux-contenu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Deux-contenus-outline6" style:family="presentation" style:parent-style-name="Master2-Layout4-twoObj-Deux-contenu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Deux-contenus-outline7" style:family="presentation" style:parent-style-name="Master2-Layout4-twoObj-Deux-contenu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Deux-contenus-outline8" style:family="presentation" style:parent-style-name="Master2-Layout4-twoObj-Deux-contenu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Deux-contenus-outline9" style:family="presentation" style:parent-style-name="Master2-Layout4-twoObj-Deux-contenu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Deux-contenus-subtitle" style:family="presentation">
      <style:graphic-properties draw:stroke="none" draw:fill="none" draw:textarea-vertical-align="middle">
        <text:list-style style:name="Master2-Layout4-twoObj-Deux-conten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Deux-contenus-title" style:family="presentation">
      <style:graphic-properties draw:stroke="none" draw:fill="none" draw:textarea-vertical-align="middle">
        <text:list-style style:name="Master2-Layout4-twoObj-Deux-conten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a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a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1" style:family="presentation">
      <style:graphic-properties draw:stroke="none" draw:fill="none" draw:auto-grow-height="false" draw:fit-to-size="shrink-to-fit" style:shrink-to-fit="true">
        <text:list-style style:name="Master2-Layout5-twoTxTwoObj-Compara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outline2" style:family="presentation" style:parent-style-name="Master2-Layout5-twoTxTwoObj-Comparaison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5-twoTxTwoObj-Comparaison-outline3" style:family="presentation" style:parent-style-name="Master2-Layout5-twoTxTwoObj-Comparaison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5-twoTxTwoObj-Comparaison-outline4" style:family="presentation" style:parent-style-name="Master2-Layout5-twoTxTwoObj-Comparaison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5-twoTxTwoObj-Comparaison-outline5" style:family="presentation" style:parent-style-name="Master2-Layout5-twoTxTwoObj-Comparaison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5-twoTxTwoObj-Comparaison-outline6" style:family="presentation" style:parent-style-name="Master2-Layout5-twoTxTwoObj-Comparaison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5-twoTxTwoObj-Comparaison-outline7" style:family="presentation" style:parent-style-name="Master2-Layout5-twoTxTwoObj-Comparaison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5-twoTxTwoObj-Comparaison-outline8" style:family="presentation" style:parent-style-name="Master2-Layout5-twoTxTwoObj-Comparaison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5-twoTxTwoObj-Comparaison-outline9" style:family="presentation" style:parent-style-name="Master2-Layout5-twoTxTwoObj-Comparaison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5-twoTxTwoObj-Comparaison-subtitle" style:family="presentation">
      <style:graphic-properties draw:stroke="none" draw:fill="none" draw:textarea-vertical-align="middle">
        <text:list-style style:name="Master2-Layout5-twoTxTwoObj-Compara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aison-title" style:family="presentation">
      <style:graphic-properties draw:stroke="none" draw:fill="none" draw:textarea-vertical-align="middle">
        <text:list-style style:name="Master2-Layout5-twoTxTwoObj-Compara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re-seu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re-seu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1" style:family="presentation">
      <style:graphic-properties draw:stroke="none" draw:fill="none" draw:auto-grow-height="false" draw:fit-to-size="shrink-to-fit" style:shrink-to-fit="true">
        <text:list-style style:name="Master2-Layout6-titleOnly-Titre-seu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outline2" style:family="presentation" style:parent-style-name="Master2-Layout6-titleOnly-Titre-seul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re-seul-outline3" style:family="presentation" style:parent-style-name="Master2-Layout6-titleOnly-Titre-seul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re-seul-outline4" style:family="presentation" style:parent-style-name="Master2-Layout6-titleOnly-Titre-seu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re-seul-outline5" style:family="presentation" style:parent-style-name="Master2-Layout6-titleOnly-Titre-seu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re-seul-outline6" style:family="presentation" style:parent-style-name="Master2-Layout6-titleOnly-Titre-seu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re-seul-outline7" style:family="presentation" style:parent-style-name="Master2-Layout6-titleOnly-Titre-seu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re-seul-outline8" style:family="presentation" style:parent-style-name="Master2-Layout6-titleOnly-Titre-seu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re-seul-outline9" style:family="presentation" style:parent-style-name="Master2-Layout6-titleOnly-Titre-seu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re-seul-subtitle" style:family="presentation">
      <style:graphic-properties draw:stroke="none" draw:fill="none" draw:textarea-vertical-align="middle">
        <text:list-style style:name="Master2-Layout6-titleOnly-Titre-seu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re-seul-title" style:family="presentation">
      <style:graphic-properties draw:stroke="none" draw:fill="none" draw:textarea-vertical-align="middle">
        <text:list-style style:name="Master2-Layout6-titleOnly-Titre-seu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V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1" style:family="presentation">
      <style:graphic-properties draw:stroke="none" draw:fill="none" draw:auto-grow-height="false" draw:fit-to-size="shrink-to-fit" style:shrink-to-fit="true">
        <text:list-style style:name="Master2-Layout7-blank-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outline2" style:family="presentation" style:parent-style-name="Master2-Layout7-blank-Vi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7-blank-Vide-outline3" style:family="presentation" style:parent-style-name="Master2-Layout7-blank-Vi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7-blank-Vide-outline4" style:family="presentation" style:parent-style-name="Master2-Layout7-blank-Vid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7-blank-Vide-outline5" style:family="presentation" style:parent-style-name="Master2-Layout7-blank-Vi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Vide-outline6" style:family="presentation" style:parent-style-name="Master2-Layout7-blank-Vi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Vide-outline7" style:family="presentation" style:parent-style-name="Master2-Layout7-blank-Vi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Vide-outline8" style:family="presentation" style:parent-style-name="Master2-Layout7-blank-Vi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Vide-outline9" style:family="presentation" style:parent-style-name="Master2-Layout7-blank-Vi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7-blank-Vide-subtitle" style:family="presentation">
      <style:graphic-properties draw:stroke="none" draw:fill="none" draw:textarea-vertical-align="middle">
        <text:list-style style:name="Master2-Layout7-blank-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Vide-title" style:family="presentation">
      <style:graphic-properties draw:stroke="none" draw:fill="none" draw:textarea-vertical-align="middle">
        <text:list-style style:name="Master2-Layout7-blank-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u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u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1" style:family="presentation">
      <style:graphic-properties draw:stroke="none" draw:fill="none" draw:auto-grow-height="false" draw:fit-to-size="shrink-to-fit" style:shrink-to-fit="true">
        <text:list-style style:name="Master2-Layout8-objTx-Contenu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outline2" style:family="presentation" style:parent-style-name="Master2-Layout8-objTx-Contenu-avec-légen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8-objTx-Contenu-avec-légende-outline3" style:family="presentation" style:parent-style-name="Master2-Layout8-objTx-Contenu-avec-légen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8-objTx-Contenu-avec-légende-outline4" style:family="presentation" style:parent-style-name="Master2-Layout8-objTx-Contenu-avec-légend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8-objTx-Contenu-avec-légende-outline5" style:family="presentation" style:parent-style-name="Master2-Layout8-objTx-Contenu-avec-légen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8-objTx-Contenu-avec-légende-outline6" style:family="presentation" style:parent-style-name="Master2-Layout8-objTx-Contenu-avec-légen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8-objTx-Contenu-avec-légende-outline7" style:family="presentation" style:parent-style-name="Master2-Layout8-objTx-Contenu-avec-légen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8-objTx-Contenu-avec-légende-outline8" style:family="presentation" style:parent-style-name="Master2-Layout8-objTx-Contenu-avec-légen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8-objTx-Contenu-avec-légende-outline9" style:family="presentation" style:parent-style-name="Master2-Layout8-objTx-Contenu-avec-légen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8-objTx-Contenu-avec-légende-subtitle" style:family="presentation">
      <style:graphic-properties draw:stroke="none" draw:fill="none" draw:textarea-vertical-align="middle">
        <text:list-style style:name="Master2-Layout8-objTx-Contenu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u-avec-légende-title" style:family="presentation">
      <style:graphic-properties draw:stroke="none" draw:fill="none" draw:textarea-vertical-align="middle">
        <text:list-style style:name="Master2-Layout8-objTx-Contenu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Image-avec-légen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Image-avec-légen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1" style:family="presentation">
      <style:graphic-properties draw:stroke="none" draw:fill="none" draw:auto-grow-height="false" draw:fit-to-size="shrink-to-fit" style:shrink-to-fit="true">
        <text:list-style style:name="Master2-Layout9-picTx-Image-avec-légen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outline2" style:family="presentation" style:parent-style-name="Master2-Layout9-picTx-Image-avec-légend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9-picTx-Image-avec-légende-outline3" style:family="presentation" style:parent-style-name="Master2-Layout9-picTx-Image-avec-légend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9-picTx-Image-avec-légende-outline4" style:family="presentation" style:parent-style-name="Master2-Layout9-picTx-Image-avec-légend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9-picTx-Image-avec-légende-outline5" style:family="presentation" style:parent-style-name="Master2-Layout9-picTx-Image-avec-légend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9-picTx-Image-avec-légende-outline6" style:family="presentation" style:parent-style-name="Master2-Layout9-picTx-Image-avec-légend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9-picTx-Image-avec-légende-outline7" style:family="presentation" style:parent-style-name="Master2-Layout9-picTx-Image-avec-légend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9-picTx-Image-avec-légende-outline8" style:family="presentation" style:parent-style-name="Master2-Layout9-picTx-Image-avec-légend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9-picTx-Image-avec-légende-outline9" style:family="presentation" style:parent-style-name="Master2-Layout9-picTx-Image-avec-légend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9-picTx-Image-avec-légende-subtitle" style:family="presentation">
      <style:graphic-properties draw:stroke="none" draw:fill="none" draw:textarea-vertical-align="middle">
        <text:list-style style:name="Master2-Layout9-picTx-Image-avec-légen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Image-avec-légende-title" style:family="presentation">
      <style:graphic-properties draw:stroke="none" draw:fill="none" draw:textarea-vertical-align="middle">
        <text:list-style style:name="Master2-Layout9-picTx-Image-avec-légen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re-et-texte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re-et-texte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1" style:family="presentation">
      <style:graphic-properties draw:stroke="none" draw:fill="none" draw:auto-grow-height="false" draw:fit-to-size="shrink-to-fit" style:shrink-to-fit="true">
        <text:list-style style:name="Master2-Layout10-vertTx-Titre-et-texte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outline2" style:family="presentation" style:parent-style-name="Master2-Layout10-vertTx-Titre-et-texte-vertical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10-vertTx-Titre-et-texte-vertical-outline3" style:family="presentation" style:parent-style-name="Master2-Layout10-vertTx-Titre-et-texte-vertical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10-vertTx-Titre-et-texte-vertical-outline4" style:family="presentation" style:parent-style-name="Master2-Layout10-vertTx-Titre-et-texte-vertical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10-vertTx-Titre-et-texte-vertical-outline5" style:family="presentation" style:parent-style-name="Master2-Layout10-vertTx-Titre-et-texte-vertical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0-vertTx-Titre-et-texte-vertical-outline6" style:family="presentation" style:parent-style-name="Master2-Layout10-vertTx-Titre-et-texte-vertical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0-vertTx-Titre-et-texte-vertical-outline7" style:family="presentation" style:parent-style-name="Master2-Layout10-vertTx-Titre-et-texte-vertical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0-vertTx-Titre-et-texte-vertical-outline8" style:family="presentation" style:parent-style-name="Master2-Layout10-vertTx-Titre-et-texte-vertical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0-vertTx-Titre-et-texte-vertical-outline9" style:family="presentation" style:parent-style-name="Master2-Layout10-vertTx-Titre-et-texte-vertical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0-vertTx-Titre-et-texte-vertical-subtitle" style:family="presentation">
      <style:graphic-properties draw:stroke="none" draw:fill="none" draw:textarea-vertical-align="middle">
        <text:list-style style:name="Master2-Layout10-vertTx-Titre-et-texte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re-et-texte-vertical-title" style:family="presentation">
      <style:graphic-properties draw:stroke="none" draw:fill="none" draw:textarea-vertical-align="middle">
        <text:list-style style:name="Master2-Layout10-vertTx-Titre-et-texte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Titre-vertical-e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Titre-vertical-e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1" style:family="presentation">
      <style:graphic-properties draw:stroke="none" draw:fill="none" draw:auto-grow-height="false" draw:fit-to-size="shrink-to-fit" style:shrink-to-fit="true">
        <text:list-style style:name="Master2-Layout11-vertTitleAndTx-Titre-vertical-e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outline2" style:family="presentation" style:parent-style-name="Master2-Layout11-vertTitleAndTx-Titre-vertical-et-text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2-Layout11-vertTitleAndTx-Titre-vertical-et-texte-outline3" style:family="presentation" style:parent-style-name="Master2-Layout11-vertTitleAndTx-Titre-vertical-et-text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2-Layout11-vertTitleAndTx-Titre-vertical-et-texte-outline4" style:family="presentation" style:parent-style-name="Master2-Layout11-vertTitleAndTx-Titre-vertical-et-text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2-Layout11-vertTitleAndTx-Titre-vertical-et-texte-outline5" style:family="presentation" style:parent-style-name="Master2-Layout11-vertTitleAndTx-Titre-vertical-et-text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1-vertTitleAndTx-Titre-vertical-et-texte-outline6" style:family="presentation" style:parent-style-name="Master2-Layout11-vertTitleAndTx-Titre-vertical-et-text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1-vertTitleAndTx-Titre-vertical-et-texte-outline7" style:family="presentation" style:parent-style-name="Master2-Layout11-vertTitleAndTx-Titre-vertical-et-text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1-vertTitleAndTx-Titre-vertical-et-texte-outline8" style:family="presentation" style:parent-style-name="Master2-Layout11-vertTitleAndTx-Titre-vertical-et-text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1-vertTitleAndTx-Titre-vertical-et-texte-outline9" style:family="presentation" style:parent-style-name="Master2-Layout11-vertTitleAndTx-Titre-vertical-et-text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2-Layout11-vertTitleAndTx-Titre-vertical-et-texte-subtitle" style:family="presentation">
      <style:graphic-properties draw:stroke="none" draw:fill="none" draw:textarea-vertical-align="middle">
        <text:list-style style:name="Master2-Layout11-vertTitleAndTx-Titre-vertical-e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Titre-vertical-et-texte-title" style:family="presentation">
      <style:graphic-properties draw:stroke="none" draw:fill="none" draw:textarea-vertical-align="middle">
        <text:list-style style:name="Master2-Layout11-vertTitleAndTx-Titre-vertical-e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  <style:paragraph-properties style:writing-mode="lr-tb"/>
    </style:style>
    <style:style style:name="M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Mpr1" style:family="presentation" style:parent-style-name="Master1-opengis.ch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opengis.ch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opengis.ch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Master1-opengis.ch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opengis.ch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Master1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1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" style:family="presentation" style:parent-style-name="Master1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Master1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2" style:family="presentation" style:parent-style-name="Master1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Master1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8" style:family="presentation" style:parent-style-name="Master1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Master1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2-opengis.ch_5f_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2" style:family="presentation" style:parent-style-name="Master2-opengis.ch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63" style:family="presentation" style:parent-style-name="Master2-opengis.ch_5f_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2-opengis.ch_5f_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2-opengis.ch_5f_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2-Layout1-title-Diapositive-de-titr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2-Layout1-title-Diapositive-de-titr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68" style:family="presentation" style:parent-style-name="Master2-Layout1-title-Diapositive-de-titr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9" style:family="presentation" style:parent-style-name="Master2-Layout1-title-Diapositive-de-titr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2-Layout1-title-Diapositive-de-titr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2-Layout2-obj-Titre-et-contenu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2-Layout2-obj-Titre-et-contenu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Layout2-obj-Titre-et-contenu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Master2-Layout2-obj-Titre-et-contenu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Layout2-obj-Titre-et-contenu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Layout3-secHead-Titre-de-sec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Layout3-secHead-Titre-de-sec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Layout3-secHead-Titre-de-sec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3-secHead-Titre-de-sec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Master2-Layout3-secHead-Titre-de-sec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4-twoObj-Deux-contenus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4-twoObj-Deux-contenus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4-twoObj-Deux-contenus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4-twoObj-Deux-contenus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4-twoObj-Deux-contenus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6" style:family="presentation" style:parent-style-name="Master2-Layout5-twoTxTwoObj-Compara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5-twoTxTwoObj-Compara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5-twoTxTwoObj-Compara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5-twoTxTwoObj-Compara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5-twoTxTwoObj-Compara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5-twoTxTwoObj-Compara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2" style:family="presentation" style:parent-style-name="Master2-Layout6-titleOnly-Titre-seu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6-titleOnly-Titre-seu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6-titleOnly-Titre-seu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6-titleOnly-Titre-seu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7-blank-V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7-blank-V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8" style:family="presentation" style:parent-style-name="Master2-Layout7-blank-V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8-objTx-Contenu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8-objTx-Contenu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8-objTx-Contenu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8-objTx-Contenu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8-objTx-Contenu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Master2-Layout8-objTx-Contenu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9-picTx-Image-avec-légen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9-picTx-Image-avec-légende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9-picTx-Image-avec-légen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9-picTx-Image-avec-légen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9-picTx-Image-avec-légen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9-picTx-Image-avec-légen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1" style:family="presentation" style:parent-style-name="Master2-Layout10-vertTx-Titre-et-texte-vertica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10-vertTx-Titre-et-texte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13" style:family="presentation" style:parent-style-name="Master2-Layout10-vertTx-Titre-et-texte-vertica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10-vertTx-Titre-et-texte-vertica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10-vertTx-Titre-et-texte-vertica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11-vertTitleAndTx-Titre-vertical-et-texte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17" style:family="presentation" style:parent-style-name="Master2-Layout11-vertTitleAndTx-Titre-vertical-et-texte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18" style:family="presentation" style:parent-style-name="Master2-Layout11-vertTitleAndTx-Titre-vertical-et-text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11-vertTitleAndTx-Titre-vertical-et-text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Master2-Layout11-vertTitleAndTx-Titre-vertical-et-text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374cm" fo:line-height="150%" fo:text-indent="0cm" style:punctuation-wrap="simple" style:writing-mode="lr-tb">
        <style:tab-stops/>
      </style:paragraph-properties>
    </style:style>
    <style:style style:name="MP5" style:family="paragraph">
      <loext:graphic-properties draw:fill="none"/>
    </style:style>
    <style:style style:name="M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7" style:family="paragraph">
      <style:paragraph-properties fo:margin-left="0cm" fo:margin-right="0cm" fo:margin-top="0cm" fo:margin-bottom="0.374cm" fo:line-height="150%" fo:text-align="center" fo:text-indent="0cm" style:punctuation-wrap="simple" style:writing-mode="lr-tb">
        <style:tab-stops/>
      </style:paragraph-properties>
    </style:style>
    <style:style style:name="MP8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Lohit Hindi" style:font-size-complex="14pt" style:font-style-complex="normal" style:font-weight-complex="normal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Futura Lt BT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4" style:family="text">
      <style:text-properties fo:font-variant="normal" fo:text-transform="none" fo:color="#333333" style:text-line-through-style="none" style:text-line-through-type="none" style:text-position="0% 100%" style:font-name="Futura Lt BT" fo:font-size="6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60pt" style:font-style-asian="normal" style:font-weight-asian="normal" style:font-size-complex="60pt" style:font-style-complex="normal" style:font-weight-complex="normal"/>
    </style:style>
    <style:style style:name="MT5" style:family="text">
      <style:text-properties fo:font-variant="normal" fo:text-transform="none" fo:color="#333333" style:text-line-through-style="none" style:text-line-through-type="none" style:text-position="0% 100%" style:font-name="Futura Lt BT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6" style:family="text">
      <style:text-properties fo:font-variant="normal" fo:text-transform="none" fo:color="#333333" style:text-line-through-style="none" style:text-line-through-type="none" style:text-position="0% 100%" style:font-name="Futura Lt BT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Futura Lt BT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Lohit Hindi" style:font-size-complex="24pt" style:font-style-complex="normal" style:font-weight-complex="normal"/>
    </style:style>
    <style:style style:name="MT8" style:family="text">
      <style:text-properties fo:font-variant="normal" fo:text-transform="none" fo:color="#333333" style:text-line-through-style="none" style:text-line-through-type="none" style:text-position="0% 100%" style:font-name="Futura Lt BT" fo:font-size="24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24pt" style:font-style-asian="normal" style:font-weight-asian="bold" style:font-name-complex="Lohit Hindi" style:font-size-complex="24pt" style:font-style-complex="normal" style:font-weight-complex="bold"/>
    </style:style>
    <style:style style:name="MT9" style:family="text">
      <style:text-properties fo:font-variant="normal" fo:text-transform="none" fo:color="#333333" style:text-line-through-style="none" style:text-line-through-type="none" style:text-position="0% 100%" style:font-name="Futura Lt BT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333333" style:text-line-through-style="none" style:text-line-through-type="none" style:text-position="0% 100%" style:font-name="Futura Lt BT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32pt" style:font-style-asian="normal" style:font-weight-asian="normal" style:font-name-complex="Lohit Hindi" style:font-size-complex="32pt" style:font-style-complex="normal" style:font-weight-complex="normal"/>
    </style:style>
    <style:style style:name="MT11" style:family="text">
      <style:text-properties fo:font-variant="normal" fo:text-transform="none" fo:color="#333333" style:text-line-through-style="none" style:text-line-through-type="none" style:text-position="0% 100%" style:font-name="Futura Lt BT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8pt" style:font-style-asian="normal" style:font-weight-asian="normal" style:font-name-complex="Lohit Hindi" style:font-size-complex="28pt" style:font-style-complex="normal" style:font-weight-complex="normal"/>
    </style:style>
    <style:style style:name="MT12" style:family="text">
      <style:text-properties fo:font-variant="normal" fo:text-transform="none" fo:color="#333333" style:text-line-through-style="none" style:text-line-through-type="none" style:text-position="0% 100%" style:font-name="Futura Lt B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0pt" style:font-style-asian="normal" style:font-weight-asian="normal" style:font-name-complex="Lohit Hindi" style:font-size-complex="20pt" style:font-style-complex="normal" style:font-weight-complex="normal"/>
    </style:style>
    <style:style style:name="MT13" style:family="text">
      <style:text-properties fo:font-variant="normal" fo:text-transform="none" fo:color="#333333" style:text-line-through-style="none" style:text-line-through-type="none" style:text-position="0% 100%" style:font-name="Futura Lt BT" fo:font-size="1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6pt" style:font-style-asian="normal" style:font-weight-asian="normal" style:font-name-complex="Lohit Hindi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</draw:layer-set>
    <style:handout-master presentation:presentation-page-layout-name="AL0T26" style:page-layout-name="PM0" draw:style-name="Mdp2">
      <draw:frame draw:name="Espace réservé de l'en-tête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Espace réservé de la date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Espace réservé du pied de page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Espace réservé du numéro de diapositive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061cm" svg:x="1cm" svg:y="3.741cm"/>
      <draw:page-thumbnail draw:layer="backgroundobjects" svg:width="8.998cm" svg:height="5.061cm" svg:x="1cm" svg:y="12.318cm"/>
      <draw:page-thumbnail draw:layer="backgroundobjects" svg:width="8.998cm" svg:height="5.061cm" svg:x="1cm" svg:y="20.895cm"/>
      <draw:page-thumbnail draw:layer="backgroundobjects" svg:width="8.998cm" svg:height="5.061cm" svg:x="10.999cm" svg:y="3.741cm"/>
      <draw:page-thumbnail draw:layer="backgroundobjects" svg:width="8.998cm" svg:height="5.061cm" svg:x="10.999cm" svg:y="12.318cm"/>
      <draw:page-thumbnail draw:layer="backgroundobjects" svg:width="8.998cm" svg:height="5.061cm" svg:x="10.999cm" svg:y="20.895cm"/>
    </style:handout-master>
    <style:master-page style:name="Master1-opengis.ch" style:page-layout-name="PM1" draw:style-name="Mdp1">
      <draw:frame draw:name="Espace réservé du titre 1" presentation:style-name="Mpr1" draw:text-style-name="MP3" draw:layer="backgroundobjects" svg:width="25.189cm" svg:height="2.629cm" svg:x="1.399cm" svg:y="0.626cm" presentation:class="title">
        <draw:text-box>
          <text:p/>
        </draw:text-box>
      </draw:frame>
      <draw:frame draw:name="Espace réservé du texte 2" presentation:style-name="Mpr2" draw:text-style-name="MP3" draw:layer="backgroundobjects" svg:width="25.189cm" svg:height="9.133cm" svg:x="1.399cm" svg:y="3.684cm" presentation:class="outline">
        <draw:text-box>
          <text:list text:style-name="ML2">
            <text:list-item>
              <text:p text:style-name="MP4"><text:span text:style-name="MT2"/></text:p>
              <text:list>
                <text:list-item>
                  <text:p text:style-name="MP4"><text:span text:style-name="MT2">Click to edit the outline text format</text:span></text:p>
                  <text:list>
                    <text:list-item>
                      <text:p text:style-name="MP4"><text:span text:style-name="MT2">Second Outline Level</text:span></text:p>
                      <text:list>
                        <text:list-item>
                          <text:p text:style-name="MP4"><text:span text:style-name="MT2">Third Outline Level</text:span></text:p>
                          <text:list>
                            <text:list-item>
                              <text:p text:style-name="MP4"><text:span text:style-name="MT2">Fourth Outline Level</text:span></text:p>
                              <text:list>
                                <text:list-item>
                                  <text:p text:style-name="MP4"><text:span text:style-name="MT2">Fifth Outline Level</text:span></text:p>
                                  <text:list>
                                    <text:list-item>
                                      <text:p text:style-name="MP4"><text:span text:style-name="MT2">Sixth Outline Level</text:span></text:p>
                                      <text:list>
                                        <text:list-item>
                                          <text:p text:style-name="MP4"><text:span text:style-name="MT2">Seven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style-name="Mgr3" draw:text-style-name="MP5" draw:layer="backgroundobjects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presentation:notes style:page-layout-name="PM0">
        <draw:page-thumbnail draw:name="Espace réservé de l'image des diapositives 1" presentation:style-name="Master1-opengis.ch-title" draw:layer="backgroundobjects" svg:width="14.848cm" svg:height="11.136cm" svg:x="3.075cm" svg:y="2.257cm" presentation:class="page"/>
        <draw:frame draw:name="Espace réservé des notes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-title-Diapositive-de-titre" style:page-layout-name="PM1" draw:style-name="Mdp1">
      <draw:frame draw:name="Graphic 3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6" draw:text-style-name="MP3" draw:layer="backgroundobjects" svg:width="20.991cm" svg:height="5.48cm" svg:x="3.499cm" svg:y="2.579cm" presentation:class="title">
        <draw:text-box>
          <text:p text:style-name="MP6"><text:span text:style-name="MT4">Modifiez le style du titre</text:span></text:p>
        </draw:text-box>
      </draw:frame>
      <draw:frame draw:name="Sous-titre 2" presentation:style-name="Mpr7" draw:text-style-name="MP3" draw:layer="backgroundobjects" svg:width="20.991cm" svg:height="3.805cm" svg:x="3.499cm" svg:y="8.27cm" presentation:class="subtitle">
        <draw:text-box>
          <text:p text:style-name="MP7"><text:span text:style-name="MT5">Modifiez le style des sous-titres du masque</text:span></text:p>
        </draw:text-box>
      </draw:frame>
      <draw:frame presentation:style-name="Master1-Layout1-title-Diapositive-de-titre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1-title-Diapositive-de-titre-title" draw:layer="backgroundobjects" svg:width="14.848cm" svg:height="11.136cm" svg:x="3.075cm" svg:y="2.257cm" presentation:class="page"/>
        <draw:frame draw:name="Espace réservé des notes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2-obj-Titre-et-contenu" style:page-layout-name="PM1" draw:style-name="Mdp1">
      <draw:frame draw:name="Graphic 3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11" draw:text-style-name="MP3" draw:layer="backgroundobjects" svg:width="25.189cm" svg:height="2.629cm" svg:x="1.399cm" svg:y="0.626cm" presentation:class="title">
        <draw:text-box>
          <text:p text:style-name="MP6"><text:span text:style-name="MT6">Modifiez le style du titre</text:span></text:p>
        </draw:text-box>
      </draw:frame>
      <draw:frame draw:name="Espace réservé du contenu 2" presentation:style-name="Mpr12" draw:text-style-name="MP3" draw:layer="backgroundobjects" svg:width="25.189cm" svg:height="9.133cm" svg:x="1.399cm" svg:y="3.684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presentation:style-name="Master1-Layout2-obj-Titre-et-contenu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2-obj-Titre-et-contenu-title" draw:layer="backgroundobjects" svg:width="14.848cm" svg:height="11.136cm" svg:x="3.075cm" svg:y="2.257cm" presentation:class="page"/>
        <draw:frame draw:name="Espace réservé des notes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3-secHead-Titre-de-section" style:page-layout-name="PM1" draw:style-name="Mdp1">
      <draw:frame draw:name="Graphic 3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16" draw:text-style-name="MP3" draw:layer="backgroundobjects" svg:width="24.143cm" svg:height="6.546cm" svg:x="1.908cm" svg:y="3.928cm" presentation:class="title">
        <draw:text-box>
          <text:p text:style-name="MP6"><text:span text:style-name="MT4">Modifiez le style du titre</text:span></text:p>
        </draw:text-box>
      </draw:frame>
      <draw:frame draw:name="Espace réservé du texte 2" presentation:style-name="Mpr17" draw:text-style-name="MP3" draw:layer="backgroundobjects" svg:width="24.143cm" svg:height="3.447cm" svg:x="1.908cm" svg:y="10.536cm" presentation:class="outline">
        <draw:text-box>
          <text:list text:style-name="ML2">
            <text:list-item>
              <text:p text:style-name="MP4"><text:span text:style-name="MT7">Cliquez pour modifier les 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3-secHead-Titre-de-section-title" draw:layer="backgroundobjects" svg:width="14.848cm" svg:height="11.136cm" svg:x="3.075cm" svg:y="2.257cm" presentation:class="page"/>
        <draw:frame draw:name="Espace réservé des notes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4-twoObj-Deux-contenus" style:page-layout-name="PM1" draw:style-name="Mdp1">
      <draw:frame draw:name="Graphic 4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5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21" draw:text-style-name="MP3" draw:layer="backgroundobjects" svg:width="25.189cm" svg:height="2.629cm" svg:x="1.399cm" svg:y="0.626cm" presentation:class="title">
        <draw:text-box>
          <text:p text:style-name="MP6"><text:span text:style-name="MT6">Modifiez le style du titre</text:span></text:p>
        </draw:text-box>
      </draw:frame>
      <draw:frame draw:name="Espace réservé du contenu 2" presentation:style-name="Mpr22" draw:text-style-name="MP3" draw:layer="backgroundobjects" svg:width="12.382cm" svg:height="9.131cm" svg:x="1.397cm" svg:y="3.686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22" draw:text-style-name="MP3" draw:layer="backgroundobjects" svg:width="12.386cm" svg:height="9.131cm" svg:x="14.202cm" svg:y="3.686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presentation:style-name="Master1-Layout4-twoObj-Deux-contenus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4-twoObj-Deux-contenus-title" draw:layer="backgroundobjects" svg:width="14.848cm" svg:height="11.136cm" svg:x="3.075cm" svg:y="2.257cm" presentation:class="page"/>
        <draw:frame draw:name="Espace réservé des notes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5-twoTxTwoObj-Comparaison" style:page-layout-name="PM1" draw:style-name="Mdp1">
      <draw:frame draw:name="Graphic 6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7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26" draw:text-style-name="MP3" draw:layer="backgroundobjects" svg:width="24.143cm" svg:height="3.046cm" svg:x="1.926cm" svg:y="0.837cm" presentation:class="title">
        <draw:text-box>
          <text:p text:style-name="MP6"><text:span text:style-name="MT6">Modifiez le style du titre</text:span></text:p>
        </draw:text-box>
      </draw:frame>
      <draw:frame draw:name="Espace réservé du texte 2" presentation:style-name="Mpr27" draw:text-style-name="MP3" draw:layer="backgroundobjects" svg:width="11.844cm" svg:height="1.892cm" svg:x="1.926cm" svg:y="3.862cm" presentation:class="outline">
        <draw:text-box>
          <text:list text:style-name="ML2">
            <text:list-item>
              <text:p text:style-name="MP4"><text:span text:style-name="MT8">Cliquez pour modifier les styles du texte du masque</text:span></text:p>
            </text:list-item>
          </text:list>
        </draw:text-box>
      </draw:frame>
      <draw:frame draw:name="Espace réservé du contenu 3" presentation:style-name="Mpr28" draw:text-style-name="MP3" draw:layer="backgroundobjects" svg:width="11.844cm" svg:height="8.46cm" svg:x="1.926cm" svg:y="5.753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27" draw:text-style-name="MP3" draw:layer="backgroundobjects" svg:width="11.897cm" svg:height="1.892cm" svg:x="14.171cm" svg:y="3.862cm" presentation:class="outline">
        <draw:text-box>
          <text:list text:style-name="ML4">
            <text:list-item>
              <text:p text:style-name="MP4"><text:span text:style-name="MT8">Cliquez pour modifier les styles du texte du masque</text:span></text:p>
            </text:list-item>
          </text:list>
        </draw:text-box>
      </draw:frame>
      <draw:frame draw:name="Espace réservé du contenu 5" presentation:style-name="Mpr28" draw:text-style-name="MP3" draw:layer="backgroundobjects" svg:width="11.897cm" svg:height="8.46cm" svg:x="14.171cm" svg:y="5.753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presentation:notes style:page-layout-name="PM0">
        <draw:page-thumbnail draw:name="Espace réservé de l'image des diapositives 1" presentation:style-name="Master1-Layout5-twoTxTwoObj-Comparaison-title" draw:layer="backgroundobjects" svg:width="14.848cm" svg:height="11.136cm" svg:x="3.075cm" svg:y="2.257cm" presentation:class="page"/>
        <draw:frame draw:name="Espace réservé des notes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6-titleOnly-Titre-seul" style:page-layout-name="PM1" draw:style-name="Mdp1">
      <draw:frame draw:name="Graphic 2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3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32" draw:text-style-name="MP3" draw:layer="backgroundobjects" svg:width="25.189cm" svg:height="2.629cm" svg:x="1.399cm" svg:y="0.626cm" presentation:class="title">
        <draw:text-box>
          <text:p text:style-name="MP6"><text:span text:style-name="MT6">Modifiez le style du titre</text:span></text:p>
        </draw:text-box>
      </draw:frame>
      <draw:frame presentation:style-name="Master1-Layout6-titleOnly-Titre-seul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6-titleOnly-Titre-seul-title" draw:layer="backgroundobjects" svg:width="14.848cm" svg:height="11.136cm" svg:x="3.075cm" svg:y="2.257cm" presentation:class="page"/>
        <draw:frame draw:name="Espace réservé des notes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7-blank-Vide" style:page-layout-name="PM1" draw:style-name="Mdp1">
      <draw:frame draw:name="Graphic 1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2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presentation:style-name="Master1-Layout7-blank-Vide-title" draw:layer="backgroundobjects" svg:width="25.19cm" svg:height="2.628cm" svg:x="1.399cm" svg:y="0.627cm" presentation:class="title" presentation:placeholder="true">
        <draw:text-box/>
      </draw:frame>
      <draw:frame presentation:style-name="Master1-Layout7-blank-Vide-outline1" draw:layer="backgroundobjects" svg:width="25.19cm" svg:height="9.133cm" svg:x="1.399cm" svg:y="3.684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1-Layout7-blank-Vide-title" draw:layer="backgroundobjects" svg:width="14.848cm" svg:height="11.136cm" svg:x="3.075cm" svg:y="2.257cm" presentation:class="page"/>
        <draw:frame draw:name="Espace réservé des notes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8-objTx-Contenu-avec-légende" style:page-layout-name="PM1" draw:style-name="Mdp1">
      <draw:frame draw:name="Graphic 4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5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39" draw:text-style-name="MP3" draw:layer="backgroundobjects" svg:width="9.027cm" svg:height="3.677cm" svg:x="1.926cm" svg:y="1.049cm" presentation:class="title">
        <draw:text-box>
          <text:p text:style-name="MP6"><text:span text:style-name="MT9">Modifiez le style du titre</text:span></text:p>
        </draw:text-box>
      </draw:frame>
      <draw:frame draw:name="Espace réservé du contenu 2" presentation:style-name="Mpr40" draw:text-style-name="MP3" draw:layer="backgroundobjects" svg:width="14.167cm" svg:height="11.193cm" svg:x="11.901cm" svg:y="2.266cm" presentation:class="title">
        <draw:text-box>
          <text:p text:style-name="MP4"><text:span text:style-name="MT10">Cliquez pour modifier les styles du texte du masque</text:span><text:span text:style-name="MT10"><text:line-break/></text:span><text:span text:style-name="MT11">Deuxième niveau</text:span><text:span text:style-name="MT11"><text:line-break/></text:span><text:span text:style-name="MT5">Troisième niveau</text:span><text:span text:style-name="MT5"><text:line-break/></text:span><text:span text:style-name="MT12">Quatrième niveau</text:span><text:span text:style-name="MT12"><text:line-break/></text:span><text:span text:style-name="MT12">Cinquième niveau</text:span></text:p>
        </draw:text-box>
      </draw:frame>
      <draw:frame draw:name="Espace réservé du texte 3" presentation:style-name="Mpr41" draw:text-style-name="MP3" draw:layer="backgroundobjects" svg:width="9.027cm" svg:height="8.751cm" svg:x="1.926cm" svg:y="4.725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8-objTx-Contenu-avec-légende-title" draw:layer="backgroundobjects" svg:width="14.848cm" svg:height="11.136cm" svg:x="3.075cm" svg:y="2.257cm" presentation:class="page"/>
        <draw:frame draw:name="Espace réservé des notes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9-picTx-Image-avec-légende" style:page-layout-name="PM1" draw:style-name="Mdp1">
      <draw:frame draw:name="Graphic 4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5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45" draw:text-style-name="MP3" draw:layer="backgroundobjects" svg:width="9.027cm" svg:height="3.677cm" svg:x="1.926cm" svg:y="1.049cm" presentation:class="title">
        <draw:text-box>
          <text:p text:style-name="MP6"><text:span text:style-name="MT9">Modifiez le style du titre</text:span></text:p>
        </draw:text-box>
      </draw:frame>
      <draw:frame draw:name="Espace réservé pour une image  2" presentation:style-name="Mpr46" draw:text-style-name="MP3" draw:layer="backgroundobjects" svg:width="14.167cm" svg:height="11.193cm" svg:x="11.901cm" svg:y="2.266cm" presentation:class="title">
        <draw:text-box>
          <text:p/>
        </draw:text-box>
      </draw:frame>
      <draw:frame draw:name="Espace réservé du texte 3" presentation:style-name="Mpr47" draw:text-style-name="MP3" draw:layer="backgroundobjects" svg:width="9.027cm" svg:height="8.751cm" svg:x="1.926cm" svg:y="4.725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9-picTx-Image-avec-légende-title" draw:layer="backgroundobjects" svg:width="14.848cm" svg:height="11.136cm" svg:x="3.075cm" svg:y="2.257cm" presentation:class="page"/>
        <draw:frame draw:name="Espace réservé des notes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0-vertTx-Titre-et-texte-vertical" style:page-layout-name="PM1" draw:style-name="Mdp1">
      <draw:frame draw:name="Graphic 3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51" draw:text-style-name="MP3" draw:layer="backgroundobjects" svg:width="25.189cm" svg:height="2.629cm" svg:x="1.399cm" svg:y="0.626cm" presentation:class="title">
        <draw:text-box>
          <text:p text:style-name="MP6"><text:span text:style-name="MT6">Modifiez le style du titre</text:span></text:p>
        </draw:text-box>
      </draw:frame>
      <draw:frame draw:name="Espace réservé du texte vertical 2" presentation:style-name="Mpr52" draw:text-style-name="MP8" draw:layer="backgroundobjects" svg:width="25.189cm" svg:height="9.133cm" svg:x="1.399cm" svg:y="3.684cm" presentation:class="outline">
        <draw:text-box>
          <text:list text:style-name="ML2">
            <text:list-item>
              <text:p text:style-name="MP4"><text:span text:style-name="MT5">Cliquez pour modifier les styles du texte du masque</text:span></text:p>
              <text:list>
                <text:list-item>
                  <text:p text:style-name="MP4"><text:span text:style-name="MT5">Deuxième niveau</text:span></text:p>
                  <text:list>
                    <text:list-item>
                      <text:p text:style-name="MP4"><text:span text:style-name="MT5">Troisième niveau</text:span></text:p>
                      <text:list>
                        <text:list-item>
                          <text:p text:style-name="MP4"><text:span text:style-name="MT5">Quatrième niveau</text:span></text:p>
                          <text:list>
                            <text:list-item>
                              <text:p text:style-name="MP4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10-vertTx-Titre-et-texte-vertical-title" draw:layer="backgroundobjects" svg:width="14.848cm" svg:height="11.136cm" svg:x="3.075cm" svg:y="2.257cm" presentation:class="page"/>
        <draw:frame draw:name="Espace réservé des notes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1-Layout11-vertTitleAndTx-Titre-vertical-et-texte" style:page-layout-name="PM1" draw:style-name="Mdp1">
      <draw:frame draw:name="Graphic 3" draw:style-name="Mgr3" draw:text-style-name="MP5" draw:layer="Master1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1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vertical 1" presentation:style-name="Mpr56" draw:text-style-name="MP8" draw:layer="backgroundobjects" svg:width="6.295cm" svg:height="12.19cm" svg:x="20.294cm" svg:y="0.625cm" presentation:class="title">
        <draw:text-box>
          <text:p text:style-name="MP6"><text:span text:style-name="MT6">Modifiez le style du titre</text:span></text:p>
        </draw:text-box>
      </draw:frame>
      <draw:frame draw:name="Espace réservé du texte vertical 2" presentation:style-name="Mpr57" draw:text-style-name="MP8" draw:layer="backgroundobjects" svg:width="18.474cm" svg:height="12.19cm" svg:x="1.397cm" svg:y="0.625cm" presentation:class="outline">
        <draw:text-box>
          <text:list text:style-name="ML2">
            <text:list-item>
              <text:p text:style-name="MP4"><text:span text:style-name="MT5">Cliquez pour modifier les styles du texte du masque</text:span></text:p>
              <text:list>
                <text:list-item>
                  <text:p text:style-name="MP4"><text:span text:style-name="MT5">Deuxième niveau</text:span></text:p>
                  <text:list>
                    <text:list-item>
                      <text:p text:style-name="MP4"><text:span text:style-name="MT5">Troisième niveau</text:span></text:p>
                      <text:list>
                        <text:list-item>
                          <text:p text:style-name="MP4"><text:span text:style-name="MT5">Quatrième niveau</text:span></text:p>
                          <text:list>
                            <text:list-item>
                              <text:p text:style-name="MP4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ce réservé de l'image des diapositives 1" presentation:style-name="Master1-Layout11-vertTitleAndTx-Titre-vertical-et-texte-title" draw:layer="backgroundobjects" svg:width="14.848cm" svg:height="11.136cm" svg:x="3.075cm" svg:y="2.257cm" presentation:class="page"/>
        <draw:frame draw:name="Espace réservé des notes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opengis.ch_5f_" style:display-name="Master2-opengis.ch_" style:page-layout-name="PM1" draw:style-name="Mdp1">
      <draw:frame draw:name="Espace réservé du titre 1" presentation:style-name="Mpr61" draw:text-style-name="MP3" draw:layer="backgroundobjects" svg:width="25.189cm" svg:height="2.629cm" svg:x="1.399cm" svg:y="0.626cm" presentation:class="title">
        <draw:text-box>
          <text:p/>
        </draw:text-box>
      </draw:frame>
      <draw:frame draw:name="Espace réservé du texte 2" presentation:style-name="Mpr62" draw:text-style-name="MP3" draw:layer="backgroundobjects" svg:width="25.189cm" svg:height="9.133cm" svg:x="1.399cm" svg:y="3.684cm" presentation:class="outline">
        <draw:text-box>
          <text:list text:style-name="ML2">
            <text:list-item>
              <text:p text:style-name="MP4"><text:span text:style-name="MT2"/></text:p>
              <text:list>
                <text:list-item>
                  <text:p text:style-name="MP4"><text:span text:style-name="MT2">Click to edit the outline text format</text:span></text:p>
                  <text:list>
                    <text:list-item>
                      <text:p text:style-name="MP4"><text:span text:style-name="MT2">Second Outline Level</text:span></text:p>
                      <text:list>
                        <text:list-item>
                          <text:p text:style-name="MP4"><text:span text:style-name="MT2">Third Outline Level</text:span></text:p>
                          <text:list>
                            <text:list-item>
                              <text:p text:style-name="MP4"><text:span text:style-name="MT2">Fourth Outline Level</text:span></text:p>
                              <text:list>
                                <text:list-item>
                                  <text:p text:style-name="MP4"><text:span text:style-name="MT2">Fifth Outline Level</text:span></text:p>
                                  <text:list>
                                    <text:list-item>
                                      <text:p text:style-name="MP4"><text:span text:style-name="MT2">Sixth Outline Level</text:span></text:p>
                                      <text:list>
                                        <text:list-item>
                                          <text:p text:style-name="MP4"><text:span text:style-name="MT2">Seven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style-name="Mgr3" draw:text-style-name="MP5" draw:layer="backgroundobjects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presentation:notes style:page-layout-name="PM0">
        <draw:page-thumbnail draw:name="Espace réservé de l'image des diapositives 1" presentation:style-name="Master2-opengis.ch_5f_-title" draw:layer="backgroundobjects" svg:width="14.848cm" svg:height="11.136cm" svg:x="3.075cm" svg:y="2.257cm" presentation:class="page"/>
        <draw:frame draw:name="Espace réservé des notes 2" presentation:style-name="Mpr6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6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6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-title-Diapositive-de-titre" style:page-layout-name="PM1" draw:style-name="Mdp1">
      <draw:frame draw:name="Graphic 3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66" draw:text-style-name="MP3" draw:layer="backgroundobjects" svg:width="20.991cm" svg:height="5.48cm" svg:x="3.499cm" svg:y="2.579cm" presentation:class="title">
        <draw:text-box>
          <text:p text:style-name="MP6"><text:span text:style-name="MT4">Modifiez le style du titre</text:span></text:p>
        </draw:text-box>
      </draw:frame>
      <draw:frame draw:name="Sous-titre 2" presentation:style-name="Mpr67" draw:text-style-name="MP3" draw:layer="backgroundobjects" svg:width="20.991cm" svg:height="3.805cm" svg:x="3.499cm" svg:y="8.27cm" presentation:class="subtitle">
        <draw:text-box>
          <text:p text:style-name="MP7"><text:span text:style-name="MT5">Modifiez le style des sous-titres du masque</text:span></text:p>
        </draw:text-box>
      </draw:frame>
      <draw:frame presentation:style-name="Master2-Layout1-title-Diapositive-de-titre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1-title-Diapositive-de-titre-title" draw:layer="backgroundobjects" svg:width="14.848cm" svg:height="11.136cm" svg:x="3.075cm" svg:y="2.257cm" presentation:class="page"/>
        <draw:frame draw:name="Espace réservé des notes 2" presentation:style-name="Mpr6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2-obj-Titre-et-contenu" style:page-layout-name="PM1" draw:style-name="Mdp1">
      <draw:frame draw:name="Graphic 3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71" draw:text-style-name="MP3" draw:layer="backgroundobjects" svg:width="25.189cm" svg:height="2.629cm" svg:x="1.399cm" svg:y="0.626cm" presentation:class="title">
        <draw:text-box>
          <text:p text:style-name="MP6"><text:span text:style-name="MT6">Modifiez le style du titre</text:span></text:p>
        </draw:text-box>
      </draw:frame>
      <draw:frame draw:name="Espace réservé du contenu 2" presentation:style-name="Mpr72" draw:text-style-name="MP3" draw:layer="backgroundobjects" svg:width="25.189cm" svg:height="9.133cm" svg:x="1.399cm" svg:y="3.684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presentation:style-name="Master2-Layout2-obj-Titre-et-contenu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2-obj-Titre-et-contenu-title" draw:layer="backgroundobjects" svg:width="14.848cm" svg:height="11.136cm" svg:x="3.075cm" svg:y="2.257cm" presentation:class="page"/>
        <draw:frame draw:name="Espace réservé des notes 2" presentation:style-name="Mpr7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7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7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3-secHead-Titre-de-section" style:page-layout-name="PM1" draw:style-name="Mdp1">
      <draw:frame draw:name="Graphic 3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76" draw:text-style-name="MP3" draw:layer="backgroundobjects" svg:width="24.143cm" svg:height="6.546cm" svg:x="1.908cm" svg:y="3.928cm" presentation:class="title">
        <draw:text-box>
          <text:p text:style-name="MP6"><text:span text:style-name="MT4">Modifiez le style du titre</text:span></text:p>
        </draw:text-box>
      </draw:frame>
      <draw:frame draw:name="Espace réservé du texte 2" presentation:style-name="Mpr77" draw:text-style-name="MP3" draw:layer="backgroundobjects" svg:width="24.143cm" svg:height="3.447cm" svg:x="1.908cm" svg:y="10.536cm" presentation:class="outline">
        <draw:text-box>
          <text:list text:style-name="ML2">
            <text:list-item>
              <text:p text:style-name="MP4"><text:span text:style-name="MT7">Cliquez pour modifier les 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3-secHead-Titre-de-section-title" draw:layer="backgroundobjects" svg:width="14.848cm" svg:height="11.136cm" svg:x="3.075cm" svg:y="2.257cm" presentation:class="page"/>
        <draw:frame draw:name="Espace réservé des notes 2" presentation:style-name="Mpr7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7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7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4-twoObj-Deux-contenus" style:page-layout-name="PM1" draw:style-name="Mdp1">
      <draw:frame draw:name="Graphic 4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5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81" draw:text-style-name="MP3" draw:layer="backgroundobjects" svg:width="25.189cm" svg:height="2.629cm" svg:x="1.399cm" svg:y="0.626cm" presentation:class="title">
        <draw:text-box>
          <text:p text:style-name="MP6"><text:span text:style-name="MT6">Modifiez le style du titre</text:span></text:p>
        </draw:text-box>
      </draw:frame>
      <draw:frame draw:name="Espace réservé du contenu 2" presentation:style-name="Mpr82" draw:text-style-name="MP3" draw:layer="backgroundobjects" svg:width="12.382cm" svg:height="9.131cm" svg:x="1.397cm" svg:y="3.686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contenu 3" presentation:style-name="Mpr82" draw:text-style-name="MP3" draw:layer="backgroundobjects" svg:width="12.386cm" svg:height="9.131cm" svg:x="14.202cm" svg:y="3.686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presentation:style-name="Master2-Layout4-twoObj-Deux-contenus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4-twoObj-Deux-contenus-title" draw:layer="backgroundobjects" svg:width="14.848cm" svg:height="11.136cm" svg:x="3.075cm" svg:y="2.257cm" presentation:class="page"/>
        <draw:frame draw:name="Espace réservé des notes 2" presentation:style-name="Mpr8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8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8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8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8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5-twoTxTwoObj-Comparaison" style:page-layout-name="PM1" draw:style-name="Mdp1">
      <draw:frame draw:name="Graphic 6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7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86" draw:text-style-name="MP3" draw:layer="backgroundobjects" svg:width="24.143cm" svg:height="3.046cm" svg:x="1.926cm" svg:y="0.837cm" presentation:class="title">
        <draw:text-box>
          <text:p text:style-name="MP6"><text:span text:style-name="MT6">Modifiez le style du titre</text:span></text:p>
        </draw:text-box>
      </draw:frame>
      <draw:frame draw:name="Espace réservé du texte 2" presentation:style-name="Mpr87" draw:text-style-name="MP3" draw:layer="backgroundobjects" svg:width="11.844cm" svg:height="1.892cm" svg:x="1.926cm" svg:y="3.862cm" presentation:class="outline">
        <draw:text-box>
          <text:list text:style-name="ML2">
            <text:list-item>
              <text:p text:style-name="MP4"><text:span text:style-name="MT8">Cliquez pour modifier les styles du texte du masque</text:span></text:p>
            </text:list-item>
          </text:list>
        </draw:text-box>
      </draw:frame>
      <draw:frame draw:name="Espace réservé du contenu 3" presentation:style-name="Mpr88" draw:text-style-name="MP3" draw:layer="backgroundobjects" svg:width="11.844cm" svg:height="8.46cm" svg:x="1.926cm" svg:y="5.753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draw:frame draw:name="Espace réservé du texte 4" presentation:style-name="Mpr87" draw:text-style-name="MP3" draw:layer="backgroundobjects" svg:width="11.897cm" svg:height="1.892cm" svg:x="14.171cm" svg:y="3.862cm" presentation:class="outline">
        <draw:text-box>
          <text:list text:style-name="ML4">
            <text:list-item>
              <text:p text:style-name="MP4"><text:span text:style-name="MT8">Cliquez pour modifier les styles du texte du masque</text:span></text:p>
            </text:list-item>
          </text:list>
        </draw:text-box>
      </draw:frame>
      <draw:frame draw:name="Espace réservé du contenu 5" presentation:style-name="Mpr88" draw:text-style-name="MP3" draw:layer="backgroundobjects" svg:width="11.897cm" svg:height="8.46cm" svg:x="14.171cm" svg:y="5.753cm" presentation:class="title">
        <draw:text-box>
          <text:p text:style-name="MP4"><text:span text:style-name="MT5">Cliquez pour modifier les styles du texte du masque</text:span><text:span text:style-name="MT5"><text:line-break/></text:span><text:span text:style-name="MT5">Deuxième niveau</text:span><text:span text:style-name="MT5"><text:line-break/></text:span><text:span text:style-name="MT5">Troisième niveau</text:span><text:span text:style-name="MT5"><text:line-break/></text:span><text:span text:style-name="MT5">Quatrième niveau</text:span><text:span text:style-name="MT5"><text:line-break/></text:span><text:span text:style-name="MT5">Cinquième niveau</text:span></text:p>
        </draw:text-box>
      </draw:frame>
      <presentation:notes style:page-layout-name="PM0">
        <draw:page-thumbnail draw:name="Espace réservé de l'image des diapositives 1" presentation:style-name="Master2-Layout5-twoTxTwoObj-Comparaison-title" draw:layer="backgroundobjects" svg:width="14.848cm" svg:height="11.136cm" svg:x="3.075cm" svg:y="2.257cm" presentation:class="page"/>
        <draw:frame draw:name="Espace réservé des notes 2" presentation:style-name="Mpr8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1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6-titleOnly-Titre-seul" style:page-layout-name="PM1" draw:style-name="Mdp1">
      <draw:frame draw:name="Graphic 2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3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92" draw:text-style-name="MP3" draw:layer="backgroundobjects" svg:width="25.189cm" svg:height="2.629cm" svg:x="1.399cm" svg:y="0.626cm" presentation:class="title">
        <draw:text-box>
          <text:p text:style-name="MP6"><text:span text:style-name="MT6">Modifiez le style du titre</text:span></text:p>
        </draw:text-box>
      </draw:frame>
      <draw:frame presentation:style-name="Master2-Layout6-titleOnly-Titre-seul-outline1" draw:layer="backgroundobjects" svg:width="25.19cm" svg:height="9.132cm" svg:x="1.399cm" svg:y="3.685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6-titleOnly-Titre-seul-title" draw:layer="backgroundobjects" svg:width="14.848cm" svg:height="11.136cm" svg:x="3.075cm" svg:y="2.257cm" presentation:class="page"/>
        <draw:frame draw:name="Espace réservé des notes 2" presentation:style-name="Mpr9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7-blank-Vide" style:page-layout-name="PM1" draw:style-name="Mdp1">
      <draw:frame draw:name="Graphic 1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2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presentation:style-name="Master2-Layout7-blank-Vide-title" draw:layer="backgroundobjects" svg:width="25.19cm" svg:height="2.628cm" svg:x="1.399cm" svg:y="0.627cm" presentation:class="title" presentation:placeholder="true">
        <draw:text-box/>
      </draw:frame>
      <draw:frame presentation:style-name="Master2-Layout7-blank-Vide-outline1" draw:layer="backgroundobjects" svg:width="25.19cm" svg:height="9.133cm" svg:x="1.399cm" svg:y="3.684cm" presentation:class="outline" presentation:placeholder="true">
        <draw:text-box/>
      </draw:frame>
      <presentation:notes style:page-layout-name="PM0">
        <draw:page-thumbnail draw:name="Espace réservé de l'image des diapositives 1" presentation:style-name="Master2-Layout7-blank-Vide-title" draw:layer="backgroundobjects" svg:width="14.848cm" svg:height="11.136cm" svg:x="3.075cm" svg:y="2.257cm" presentation:class="page"/>
        <draw:frame draw:name="Espace réservé des notes 2" presentation:style-name="Mpr9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9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9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9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98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8-objTx-Contenu-avec-légende" style:page-layout-name="PM1" draw:style-name="Mdp1">
      <draw:frame draw:name="Graphic 4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5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99" draw:text-style-name="MP3" draw:layer="backgroundobjects" svg:width="9.027cm" svg:height="3.677cm" svg:x="1.926cm" svg:y="1.049cm" presentation:class="title">
        <draw:text-box>
          <text:p text:style-name="MP6"><text:span text:style-name="MT9">Modifiez le style du titre</text:span></text:p>
        </draw:text-box>
      </draw:frame>
      <draw:frame draw:name="Espace réservé du contenu 2" presentation:style-name="Mpr100" draw:text-style-name="MP3" draw:layer="backgroundobjects" svg:width="14.167cm" svg:height="11.193cm" svg:x="11.901cm" svg:y="2.266cm" presentation:class="title">
        <draw:text-box>
          <text:p text:style-name="MP4"><text:span text:style-name="MT10">Cliquez pour modifier les styles du texte du masque</text:span><text:span text:style-name="MT10"><text:line-break/></text:span><text:span text:style-name="MT11">Deuxième niveau</text:span><text:span text:style-name="MT11"><text:line-break/></text:span><text:span text:style-name="MT5">Troisième niveau</text:span><text:span text:style-name="MT5"><text:line-break/></text:span><text:span text:style-name="MT12">Quatrième niveau</text:span><text:span text:style-name="MT12"><text:line-break/></text:span><text:span text:style-name="MT12">Cinquième niveau</text:span></text:p>
        </draw:text-box>
      </draw:frame>
      <draw:frame draw:name="Espace réservé du texte 3" presentation:style-name="Mpr101" draw:text-style-name="MP3" draw:layer="backgroundobjects" svg:width="9.027cm" svg:height="8.751cm" svg:x="1.926cm" svg:y="4.725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8-objTx-Contenu-avec-légende-title" draw:layer="backgroundobjects" svg:width="14.848cm" svg:height="11.136cm" svg:x="3.075cm" svg:y="2.257cm" presentation:class="page"/>
        <draw:frame draw:name="Espace réservé des notes 2" presentation:style-name="Mpr10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0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04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9-picTx-Image-avec-légende" style:page-layout-name="PM1" draw:style-name="Mdp1">
      <draw:frame draw:name="Graphic 4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5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105" draw:text-style-name="MP3" draw:layer="backgroundobjects" svg:width="9.027cm" svg:height="3.677cm" svg:x="1.926cm" svg:y="1.049cm" presentation:class="title">
        <draw:text-box>
          <text:p text:style-name="MP6"><text:span text:style-name="MT9">Modifiez le style du titre</text:span></text:p>
        </draw:text-box>
      </draw:frame>
      <draw:frame draw:name="Espace réservé pour une image  2" presentation:style-name="Mpr106" draw:text-style-name="MP3" draw:layer="backgroundobjects" svg:width="14.167cm" svg:height="11.193cm" svg:x="11.901cm" svg:y="2.266cm" presentation:class="title">
        <draw:text-box>
          <text:p/>
        </draw:text-box>
      </draw:frame>
      <draw:frame draw:name="Espace réservé du texte 3" presentation:style-name="Mpr107" draw:text-style-name="MP3" draw:layer="backgroundobjects" svg:width="9.027cm" svg:height="8.751cm" svg:x="1.926cm" svg:y="4.725cm" presentation:class="outline">
        <draw:text-box>
          <text:list text:style-name="ML2">
            <text:list-item>
              <text:p text:style-name="MP4"><text:span text:style-name="MT13">Cliquez pour modifier les styles du texte du masque</text:span></text:p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9-picTx-Image-avec-légende-title" draw:layer="backgroundobjects" svg:width="14.848cm" svg:height="11.136cm" svg:x="3.075cm" svg:y="2.257cm" presentation:class="page"/>
        <draw:frame draw:name="Espace réservé des notes 2" presentation:style-name="Mpr10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0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0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0-vertTx-Titre-et-texte-vertical" style:page-layout-name="PM1" draw:style-name="Mdp1">
      <draw:frame draw:name="Graphic 3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1" presentation:style-name="Mpr111" draw:text-style-name="MP3" draw:layer="backgroundobjects" svg:width="25.189cm" svg:height="2.629cm" svg:x="1.399cm" svg:y="0.626cm" presentation:class="title">
        <draw:text-box>
          <text:p text:style-name="MP6"><text:span text:style-name="MT6">Modifiez le style du titre</text:span></text:p>
        </draw:text-box>
      </draw:frame>
      <draw:frame draw:name="Espace réservé du texte vertical 2" presentation:style-name="Mpr112" draw:text-style-name="MP8" draw:layer="backgroundobjects" svg:width="25.189cm" svg:height="9.133cm" svg:x="1.399cm" svg:y="3.684cm" presentation:class="outline">
        <draw:text-box>
          <text:list text:style-name="ML2">
            <text:list-item>
              <text:p text:style-name="MP4"><text:span text:style-name="MT5">Cliquez pour modifier les styles du texte du masque</text:span></text:p>
              <text:list>
                <text:list-item>
                  <text:p text:style-name="MP4"><text:span text:style-name="MT5">Deuxième niveau</text:span></text:p>
                  <text:list>
                    <text:list-item>
                      <text:p text:style-name="MP4"><text:span text:style-name="MT5">Troisième niveau</text:span></text:p>
                      <text:list>
                        <text:list-item>
                          <text:p text:style-name="MP4"><text:span text:style-name="MT5">Quatrième niveau</text:span></text:p>
                          <text:list>
                            <text:list-item>
                              <text:p text:style-name="MP4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10-vertTx-Titre-et-texte-vertical-title" draw:layer="backgroundobjects" svg:width="14.848cm" svg:height="11.136cm" svg:x="3.075cm" svg:y="2.257cm" presentation:class="page"/>
        <draw:frame draw:name="Espace réservé des notes 2" presentation:style-name="Mpr1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15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  <style:master-page style:name="Master2-Layout11-vertTitleAndTx-Titre-vertical-et-texte" style:page-layout-name="PM1" draw:style-name="Mdp1">
      <draw:frame draw:name="Graphic 3" draw:style-name="Mgr3" draw:text-style-name="MP5" draw:layer="Master2-bg" svg:width="4.659cm" svg:height="1.563cm" svg:x="0.372cm" svg:y="13.804cm">
        <draw:image xlink:href="Pictures/100030C300001F0200000A56C27DAF7D75C58A8A.svg" xlink:type="simple" xlink:show="embed" xlink:actuate="onLoad" loext:mime-type="image/svg+xml">
          <text:p/>
        </draw:image>
        <draw:image xlink:href="Pictures/100002010000012C00000064A62D024037FD06B6.png" xlink:type="simple" xlink:show="embed" xlink:actuate="onLoad" loext:mime-type="image/png"/>
      </draw:frame>
      <draw:frame draw:name="Graphic 4" draw:style-name="Mgr3" draw:text-style-name="MP5" draw:layer="Master2-bg" svg:width="11.446cm" svg:height="11.447cm" svg:x="22.053cm" svg:y="7.61cm">
        <draw:image xlink:href="Pictures/10000CAD0000096000000960E65414BF03EC9F13.svg" xlink:type="simple" xlink:show="embed" xlink:actuate="onLoad" loext:mime-type="image/svg+xml">
          <text:p/>
        </draw:image>
        <draw:image xlink:href="Pictures/100002010000005B0000005B0AC39CAE583BD50A.png" xlink:type="simple" xlink:show="embed" xlink:actuate="onLoad" loext:mime-type="image/png"/>
      </draw:frame>
      <draw:frame draw:name="Titre vertical 1" presentation:style-name="Mpr116" draw:text-style-name="MP8" draw:layer="backgroundobjects" svg:width="6.295cm" svg:height="12.19cm" svg:x="20.294cm" svg:y="0.625cm" presentation:class="title">
        <draw:text-box>
          <text:p text:style-name="MP6"><text:span text:style-name="MT6">Modifiez le style du titre</text:span></text:p>
        </draw:text-box>
      </draw:frame>
      <draw:frame draw:name="Espace réservé du texte vertical 2" presentation:style-name="Mpr117" draw:text-style-name="MP8" draw:layer="backgroundobjects" svg:width="18.474cm" svg:height="12.19cm" svg:x="1.397cm" svg:y="0.625cm" presentation:class="outline">
        <draw:text-box>
          <text:list text:style-name="ML2">
            <text:list-item>
              <text:p text:style-name="MP4"><text:span text:style-name="MT5">Cliquez pour modifier les styles du texte du masque</text:span></text:p>
              <text:list>
                <text:list-item>
                  <text:p text:style-name="MP4"><text:span text:style-name="MT5">Deuxième niveau</text:span></text:p>
                  <text:list>
                    <text:list-item>
                      <text:p text:style-name="MP4"><text:span text:style-name="MT5">Troisième niveau</text:span></text:p>
                      <text:list>
                        <text:list-item>
                          <text:p text:style-name="MP4"><text:span text:style-name="MT5">Quatrième niveau</text:span></text:p>
                          <text:list>
                            <text:list-item>
                              <text:p text:style-name="MP4"><text:span text:style-name="MT5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Espace réservé de l'image des diapositives 1" presentation:style-name="Master2-Layout11-vertTitleAndTx-Titre-vertical-et-texte-title" draw:layer="backgroundobjects" svg:width="14.848cm" svg:height="11.136cm" svg:x="3.075cm" svg:y="2.257cm" presentation:class="page"/>
        <draw:frame draw:name="Espace réservé des notes 2" presentation:style-name="Mpr1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Espace réservé de l'en-tête 3" presentation:style-name="Mpr1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Espace réservé de la date 4" presentation:style-name="Mpr1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Espace réservé du pied de page 5" presentation:style-name="Mpr1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Espace réservé du numéro de diapositive 6" presentation:style-name="Mpr120" draw:text-style-name="MP3" draw:layer="backgroundobjects" svg:width="9.113cm" svg:height="1.484cm" svg:x="11.886cm" svg:y="28.215cm" presentation:class="page-number">
          <draw:text-box>
            <text:p text:style-name="MP2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opengis.ch</dc:title>
    <meta:initial-creator>Marco Bernasocchi</meta:initial-creator>
    <meta:creation-date>2013-11-29T10:07:29Z</meta:creation-date>
    <dc:date>2021-04-27T09:06:47.910929596</dc:date>
    <meta:editing-cycles>170</meta:editing-cycles>
    <meta:editing-duration>PT16H35M20S</meta:editing-duration>
    <meta:document-statistic meta:object-count="327"/>
  </office:meta>
</office:document-meta>
</file>